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0A8A978CA0FAB1D2DCE.png" manifest:media-type="image/png"/>
  <manifest:file-entry manifest:full-path="Pictures/1000000000000267000000BA607BD4EBE380E675.png" manifest:media-type="image/png"/>
  <manifest:file-entry manifest:full-path="Pictures/1000000000000203000000D7A66233558E61DCC1.png" manifest:media-type="image/png"/>
  <manifest:file-entry manifest:full-path="Pictures/10000000000003EA00000320B1AF23A4442B2DE0.png" manifest:media-type="image/png"/>
  <manifest:file-entry manifest:full-path="Pictures/1000000000000285000000DB1374784FF75EAD71.png" manifest:media-type="image/png"/>
  <manifest:file-entry manifest:full-path="Pictures/100000000000022D000000AA3E80A1F2338ECACF.png" manifest:media-type="image/png"/>
  <manifest:file-entry manifest:full-path="Pictures/100000000000022D000000AA2C8F7518C127B91E.png" manifest:media-type="image/png"/>
  <manifest:file-entry manifest:full-path="Pictures/10000000000001EC000001650F00029B3931314F.png" manifest:media-type="image/png"/>
  <manifest:file-entry manifest:full-path="Pictures/10000000000003E400000322EE7C5DBA405B6051.png" manifest:media-type="image/png"/>
  <manifest:file-entry manifest:full-path="Pictures/10000000000002A5000001579D0122E7A98FA8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P2" style:family="paragraph" style:parent-style-name="Header">
      <style:paragraph-properties>
        <style:tab-stops>
          <style:tab-stop style:position="1.67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use-window-font-color="true" style:text-underline-style="none"/>
    </style:style>
    <style:style style:name="P6" style:family="paragraph" style:parent-style-name="Standard">
      <style:paragraph-properties fo:orphans="2" fo:widows="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Verdana" fo:font-size="10.5pt" style:font-name-asian="Verdana" style:font-size-asian="10.5pt" style:font-name-complex="Verdana" style:font-size-complex="10.5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bb1c5" officeooo:paragraph-rsid="001bb1c5" style:font-weight-asian="bold" style:font-weight-complex="bold"/>
    </style:style>
    <style:style style:name="P11" style:family="paragraph" style:parent-style-name="Standard">
      <style:text-properties officeooo:rsid="0013fab0" officeooo:paragraph-rsid="0013fab0"/>
    </style:style>
    <style:style style:name="P12" style:family="paragraph" style:parent-style-name="Standard">
      <style:text-properties officeooo:paragraph-rsid="001582a7"/>
    </style:style>
    <style:style style:name="P13" style:family="paragraph" style:parent-style-name="Standard">
      <style:text-properties officeooo:paragraph-rsid="00156131"/>
    </style:style>
    <style:style style:name="P14" style:family="paragraph" style:parent-style-name="Standard">
      <style:text-properties officeooo:paragraph-rsid="001bd31e"/>
    </style:style>
    <style:style style:name="P15" style:family="paragraph" style:parent-style-name="Standard">
      <style:text-properties officeooo:paragraph-rsid="0020b0e2"/>
    </style:style>
    <style:style style:name="P16" style:family="paragraph" style:parent-style-name="Standard">
      <style:text-properties officeooo:rsid="0020b0e2" officeooo:paragraph-rsid="0020b0e2"/>
    </style:style>
    <style:style style:name="P17" style:family="paragraph" style:parent-style-name="Standard">
      <style:text-properties officeooo:paragraph-rsid="0026c639"/>
    </style:style>
    <style:style style:name="P18" style:family="paragraph" style:parent-style-name="Standard">
      <style:text-properties officeooo:paragraph-rsid="002a1b48"/>
    </style:style>
    <style:style style:name="P19" style:family="paragraph" style:parent-style-name="Standard">
      <style:text-properties officeooo:paragraph-rsid="002c9164"/>
    </style:style>
    <style:style style:name="P20" style:family="paragraph" style:parent-style-name="Standard">
      <style:text-properties officeooo:rsid="002964fa" officeooo:paragraph-rsid="002c9164"/>
    </style:style>
    <style:style style:name="P21" style:family="paragraph" style:parent-style-name="Standard">
      <style:paragraph-properties fo:break-before="page"/>
    </style:style>
    <style:style style:name="P22" style:family="paragraph" style:parent-style-name="Contents_20_Heading">
      <style:paragraph-properties fo:break-before="page"/>
    </style:style>
    <style:style style:name="P23" style:family="paragraph" style:parent-style-name="Preformatted_20_Text">
      <style:paragraph-properties fo:orphans="2" fo:widows="2"/>
    </style:style>
    <style:style style:name="P24" style:family="paragraph" style:parent-style-name="Preformatted_20_Text">
      <style:text-properties style:use-window-font-color="true" style:text-underline-style="none"/>
    </style:style>
    <style:style style:name="P25" style:family="paragraph" style:parent-style-name="Preformatted_20_Text">
      <style:text-properties officeooo:paragraph-rsid="0026c639"/>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officeooo:rsid="0023c3ee" officeooo:paragraph-rsid="0023c3ee"/>
    </style:style>
    <style:style style:name="P28" style:family="paragraph" style:parent-style-name="Table_20_Contents">
      <style:paragraph-properties fo:margin-top="0cm" fo:margin-bottom="0cm" loext:contextual-spacing="false" style:shadow="none">
        <style:tab-stops/>
      </style:paragraph-properties>
    </style:style>
    <style:style style:name="P29" style:family="paragraph" style:parent-style-name="Table_20_Contents">
      <style:paragraph-properties fo:margin-top="0.199cm" fo:margin-bottom="0.21cm" loext:contextual-spacing="false"/>
      <style:text-properties fo:font-weight="bold" style:font-weight-asian="bold" style:font-weight-complex="bold"/>
    </style:style>
    <style:style style:name="P30" style:family="paragraph" style:parent-style-name="Standard">
      <loext:graphic-properties draw:fill="solid" draw:fill-color="#ffff99" draw:opacity="100%"/>
      <style:paragraph-properties fo:margin-left="0.199cm" fo:margin-right="0.199cm" fo:margin-top="0.199cm" fo:margin-bottom="0.21cm" loext:contextual-spacing="false" fo:text-indent="0cm" style:auto-text-indent="false" fo:background-color="#ffff99" fo:padding="0.25cm" fo:border="0.06pt solid #000000" style:shadow="none"/>
    </style:style>
    <style:style style:name="P31" style:family="paragraph" style:parent-style-name="SourceCode">
      <style:text-properties fo:font-size="10.5pt" style:font-name-asian="Verdana" style:font-size-asian="10.5pt" style:font-name-complex="Verdana" style:font-size-complex="10.5pt"/>
    </style:style>
    <style:style style:name="P32" style:family="paragraph" style:parent-style-name="Standard">
      <style:paragraph-properties fo:padding="0.049cm" fo:border="0.06pt solid #000000" style:shadow="none"/>
    </style:style>
    <style:style style:name="P33" style:family="paragraph" style:parent-style-name="Standard">
      <style:paragraph-properties fo:padding="0.049cm" fo:border="0.06pt solid #000000" style:shadow="none"/>
      <style:text-properties style:font-name="Consolas2" fo:font-weight="normal" style:font-weight-asian="normal" style:font-weight-complex="normal"/>
    </style:style>
    <style:style style:name="P34" style:family="paragraph" style:parent-style-name="Delphi_20_Code">
      <style:text-properties officeooo:paragraph-rsid="001bb1c5"/>
    </style:style>
    <style:style style:name="P35" style:family="paragraph" style:parent-style-name="Delphi_20_Code">
      <style:text-properties fo:font-weight="normal" officeooo:paragraph-rsid="001bb1c5" style:font-weight-asian="normal" style:font-weight-complex="normal"/>
    </style:style>
    <style:style style:name="P36" style:family="paragraph" style:parent-style-name="Title">
      <style:paragraph-properties fo:margin-top="0.621cm" fo:margin-bottom="0.109cm" loext:contextual-spacing="false" fo:text-align="start" style:justify-single-word="false"/>
      <style:text-properties fo:font-size="36pt" officeooo:paragraph-rsid="00181611" style:font-size-asian="36pt" style:font-size-complex="36pt"/>
    </style:style>
    <style:style style:name="P37" style:family="paragraph" style:parent-style-name="Footnote">
      <style:text-properties officeooo:paragraph-rsid="0020b0e2"/>
    </style:style>
    <style:style style:name="P38" style:family="paragraph" style:parent-style-name="CodeExampleHeader">
      <style:text-properties officeooo:paragraph-rsid="002c9164"/>
    </style:style>
    <style:style style:name="P39" style:family="paragraph" style:parent-style-name="CodeExampleHeader">
      <style:text-properties style:font-name="Verdana" fo:font-size="10.5pt" officeooo:paragraph-rsid="002c9164" style:font-name-asian="Verdana" style:font-size-asian="10.5pt" style:font-name-complex="Verdana" style:font-size-complex="10.5pt"/>
    </style:style>
    <style:style style:name="P40" style:family="paragraph" style:parent-style-name="CodeExampleHeader">
      <style:text-properties style:font-name="Verdana" fo:font-size="10.5pt" officeooo:paragraph-rsid="002e61e5" style:font-name-asian="Verdana" style:font-size-asian="10.5pt" style:font-name-complex="Verdana" style:font-size-complex="10.5pt"/>
    </style:style>
    <style:style style:name="P41" style:family="paragraph" style:parent-style-name="CodeExampleHeader">
      <style:paragraph-properties fo:orphans="2" fo:widows="2"/>
      <style:text-properties officeooo:paragraph-rsid="002c9164"/>
    </style:style>
    <style:style style:name="P42" style:family="paragraph" style:parent-style-name="CodeExampleHeader">
      <style:text-properties style:use-window-font-color="true" style:text-underline-style="none" officeooo:paragraph-rsid="002c9164"/>
    </style:style>
    <style:style style:name="P43" style:family="paragraph" style:parent-style-name="CodeExampleHeader">
      <style:text-properties officeooo:paragraph-rsid="0035783c"/>
    </style:style>
    <style:style style:name="P44" style:family="paragraph" style:parent-style-name="Table_20_index_20_1">
      <style:paragraph-properties>
        <style:tab-stops>
          <style:tab-stop style:position="17cm" style:type="right" style:leader-style="dotted" style:leader-text="."/>
        </style:tab-stops>
      </style:paragraph-properties>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Index_20_1">
      <style:paragraph-properties>
        <style:tab-stops>
          <style:tab-stop style:position="17cm" style:type="right" style:leader-style="dotted" style:leader-text="."/>
        </style:tab-stops>
      </style:paragraph-properties>
    </style:style>
    <style:style style:name="P50" style:family="paragraph" style:parent-style-name="List_20_Indent" style:list-style-name="L30">
      <style:text-properties fo:font-weight="normal" style:font-weight-asian="normal" style:font-weight-complex="normal"/>
    </style:style>
    <style:style style:name="P51" style:family="paragraph" style:parent-style-name="Heading_20_3">
      <style:text-properties style:font-name="Verdana" fo:font-size="10.5pt" style:font-name-asian="Verdana" style:font-size-asian="10.5pt" style:font-name-complex="Verdana" style:font-size-complex="10.5pt"/>
    </style:style>
    <style:style style:name="P52" style:family="paragraph" style:parent-style-name="Heading_20_3">
      <style:text-properties style:use-window-font-color="true" style:text-underline-style="none"/>
    </style:style>
    <style:style style:name="P53" style:family="paragraph" style:parent-style-name="Standard" style:list-style-name="L1"/>
    <style:style style:name="P54" style:family="paragraph" style:parent-style-name="Standard" style:list-style-name="L1">
      <style:text-properties style:font-name="Verdana" fo:font-size="10.5pt" style:font-name-asian="Verdana" style:font-size-asian="10.5pt" style:font-name-complex="Verdana" style:font-size-complex="10.5pt"/>
    </style:style>
    <style:style style:name="P55" style:family="paragraph" style:parent-style-name="Standard" style:list-style-name="L2">
      <style:text-properties style:font-name="Verdana" fo:font-size="10.5pt" style:font-name-asian="Verdana" style:font-size-asian="10.5pt" style:font-name-complex="Verdana" style:font-size-complex="10.5pt"/>
    </style:style>
    <style:style style:name="P56" style:family="paragraph" style:parent-style-name="Standard" style:list-style-name="L3">
      <style:text-properties style:font-name="Verdana" fo:font-size="10.5pt" style:font-name-asian="Verdana" style:font-size-asian="10.5pt" style:font-name-complex="Verdana" style:font-size-complex="10.5pt"/>
    </style:style>
    <style:style style:name="P57" style:family="paragraph" style:parent-style-name="Standard" style:list-style-name="L4">
      <style:text-properties style:font-name="Verdana" fo:font-size="10.5pt" style:font-name-asian="Verdana" style:font-size-asian="10.5pt" style:font-name-complex="Verdana" style:font-size-complex="10.5pt"/>
    </style:style>
    <style:style style:name="P58" style:family="paragraph" style:parent-style-name="Standard" style:list-style-name="L6">
      <style:text-properties style:font-name="Verdana" fo:font-size="10.5pt" style:font-name-asian="Verdana" style:font-size-asian="10.5pt" style:font-name-complex="Verdana" style:font-size-complex="10.5pt"/>
    </style:style>
    <style:style style:name="P59" style:family="paragraph" style:parent-style-name="Standard" style:list-style-name="L8">
      <style:text-properties style:font-name="Verdana" fo:font-size="10.5pt" style:font-name-asian="Verdana" style:font-size-asian="10.5pt" style:font-name-complex="Verdana" style:font-size-complex="10.5pt"/>
    </style:style>
    <style:style style:name="P60" style:family="paragraph" style:parent-style-name="Standard" style:list-style-name="L12">
      <style:text-properties style:font-name="Verdana" fo:font-size="10.5pt" style:font-name-asian="Verdana" style:font-size-asian="10.5pt" style:font-name-complex="Verdana" style:font-size-complex="10.5pt"/>
    </style:style>
    <style:style style:name="P61" style:family="paragraph" style:parent-style-name="Standard" style:list-style-name="L14">
      <style:text-properties style:font-name="Verdana" fo:font-size="10.5pt" style:font-name-asian="Verdana" style:font-size-asian="10.5pt" style:font-name-complex="Verdana" style:font-size-complex="10.5pt"/>
    </style:style>
    <style:style style:name="P62" style:family="paragraph" style:parent-style-name="Standard" style:list-style-name="L2"/>
    <style:style style:name="P63" style:family="paragraph" style:parent-style-name="Standard" style:list-style-name="L5"/>
    <style:style style:name="P64" style:family="paragraph" style:parent-style-name="Standard" style:list-style-name="L6">
      <style:text-properties officeooo:paragraph-rsid="0013fab0"/>
    </style:style>
    <style:style style:name="P65" style:family="paragraph" style:parent-style-name="Standard" style:list-style-name="L7"/>
    <style:style style:name="P66" style:family="paragraph" style:parent-style-name="Standard" style:list-style-name="L9"/>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15"/>
    <style:style style:name="P72" style:family="paragraph" style:parent-style-name="Standard" style:list-style-name="L16"/>
    <style:style style:name="P73" style:family="paragraph" style:parent-style-name="Standard" style:list-style-name="L17"/>
    <style:style style:name="P74" style:family="paragraph" style:parent-style-name="Standard" style:list-style-name="L17">
      <style:text-properties officeooo:paragraph-rsid="00156131"/>
    </style:style>
    <style:style style:name="P75" style:family="paragraph" style:parent-style-name="Standard" style:list-style-name="L18"/>
    <style:style style:name="P76" style:family="paragraph" style:parent-style-name="Standard" style:list-style-name="L19"/>
    <style:style style:name="P77" style:family="paragraph" style:parent-style-name="Standard" style:list-style-name="L20"/>
    <style:style style:name="P78" style:family="paragraph" style:parent-style-name="Standard" style:list-style-name="L21"/>
    <style:style style:name="P79" style:family="paragraph" style:parent-style-name="Standard" style:list-style-name="L22"/>
    <style:style style:name="P80" style:family="paragraph" style:parent-style-name="Standard" style:list-style-name="L27"/>
    <style:style style:name="P81" style:family="paragraph" style:parent-style-name="Standard" style:list-style-name="L28"/>
    <style:style style:name="P82" style:family="paragraph" style:parent-style-name="Standard" style:list-style-name="L29"/>
    <style:style style:name="P83" style:family="paragraph" style:parent-style-name="Standard" style:list-style-name="L30"/>
    <style:style style:name="P84" style:family="paragraph" style:parent-style-name="Standard" style:list-style-name="L31"/>
    <style:style style:name="P85" style:family="paragraph" style:parent-style-name="Heading_20_1">
      <style:text-properties officeooo:rsid="002dd1fe" officeooo:paragraph-rsid="002dd1fe"/>
    </style:style>
    <style:style style:name="P86" style:family="paragraph" style:parent-style-name="Heading_20_2">
      <style:text-properties officeooo:rsid="0027c038"/>
    </style:style>
    <style:style style:name="P87" style:family="paragraph" style:parent-style-name="Heading_20_2">
      <style:text-properties officeooo:rsid="002dd1fe" officeooo:paragraph-rsid="002dd1fe"/>
    </style:style>
    <style:style style:name="P88" style:family="paragraph" style:parent-style-name="Heading_20_2">
      <style:text-properties officeooo:rsid="0013fab0" officeooo:paragraph-rsid="0013fab0"/>
    </style:style>
    <style:style style:name="P89" style:family="paragraph" style:parent-style-name="Heading_20_2">
      <style:text-properties officeooo:rsid="0020b0e2" officeooo:paragraph-rsid="0020b0e2"/>
    </style:style>
    <style:style style:name="P90" style:family="paragraph" style:parent-style-name="Heading_20_2">
      <style:paragraph-properties fo:break-before="page"/>
      <style:text-properties officeooo:rsid="0027c038" officeooo:paragraph-rsid="0027c038"/>
    </style:style>
    <style:style style:name="P91" style:family="paragraph" style:parent-style-name="Title" style:master-page-name="First_20_Page">
      <style:paragraph-properties fo:margin-top="6.62cm" fo:margin-bottom="0.109cm" loext:contextual-spacing="false" fo:text-align="start" style:justify-single-word="false" style:page-number="auto"/>
      <style:text-properties fo:color="#333366" fo:font-size="24pt" fo:font-weight="normal" style:font-size-asian="24pt" style:font-weight-asian="normal" style:font-size-complex="24pt" style:font-weight-complex="normal"/>
    </style:style>
    <style:style style:name="P92" style:family="paragraph" style:parent-style-name="Text_20_body" style:list-style-name="L23"/>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3">
      <style:paragraph-properties fo:margin-top="0cm" fo:margin-bottom="0cm" loext:contextual-spacing="false"/>
    </style:style>
    <style:style style:name="P97" style:family="paragraph" style:parent-style-name="Text_20_body" style:list-style-name="L24">
      <style:paragraph-properties fo:margin-top="0cm" fo:margin-bottom="0cm" loext:contextual-spacing="false"/>
    </style:style>
    <style:style style:name="P98" style:family="paragraph" style:parent-style-name="Text_20_body" style:list-style-name="L25">
      <style:paragraph-properties fo:margin-top="0cm" fo:margin-bottom="0cm" loext:contextual-spacing="false"/>
    </style:style>
    <style:style style:name="P99" style:family="paragraph" style:parent-style-name="Text_20_body" style:list-style-name="L26">
      <style:paragraph-properties fo:margin-top="0cm" fo:margin-bottom="0cm" loext: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Exo 21" fo:font-style="normal" style:font-style-asian="normal" style:font-style-complex="normal"/>
    </style:style>
    <style:style style:name="T4" style:family="text">
      <style:text-properties style:font-name="Verdana"/>
    </style:style>
    <style:style style:name="T5" style:family="text">
      <style:text-properties style:font-name="Verdana" fo:font-size="10.5pt" style:font-name-asian="Verdana" style:font-size-asian="10.5pt" style:font-name-complex="Verdana" style:font-size-complex="10.5pt"/>
    </style:style>
    <style:style style:name="T6" style:family="text">
      <style:text-properties style:font-name="Verdana" fo:font-size="10.5pt" officeooo:rsid="002a4c3c" style:font-name-asian="Verdana" style:font-size-asian="10.5pt" style:font-name-complex="Verdana" style:font-size-complex="10.5pt"/>
    </style:style>
    <style:style style:name="T7" style:family="text">
      <style:text-properties style:font-name="Verdana" fo:font-size="10.5pt" style:font-size-asian="10.5pt" style:font-size-complex="10.5pt"/>
    </style:style>
    <style:style style:name="T8" style:family="text">
      <style:text-properties style:font-name="Verdana" fo:font-size="10.5pt" fo:font-weight="bold" style:font-size-asian="10.5pt" style:font-size-complex="10.5pt"/>
    </style:style>
    <style:style style:name="T9" style:family="text">
      <style:text-properties style:font-name="Verdana" fo:font-size="10.5pt" fo:font-style="italic" style:font-size-asian="10.5pt" style:font-style-asian="italic" style:font-size-complex="10.5pt" style:font-style-complex="italic"/>
    </style:style>
    <style:style style:name="T10" style:family="text">
      <style:text-properties style:font-name="Verdana"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style:text-underline-style="none"/>
    </style:style>
    <style:style style:name="T15" style:family="text">
      <style:text-properties style:use-window-font-color="true" style:text-underline-style="none" fo:font-weight="bold" style:font-weight-asian="bold" style:font-weight-complex="bold"/>
    </style:style>
    <style:style style:name="T16" style:family="text">
      <style:text-properties style:use-window-font-color="true" style:text-underline-style="none" fo:font-weight="normal" style:font-weight-asian="normal" style:font-weight-complex="normal"/>
    </style:style>
    <style:style style:name="T17" style:family="text">
      <style:text-properties style:use-window-font-color="true" style:text-underline-style="none" officeooo:rsid="002a4c3c"/>
    </style:style>
    <style:style style:name="T18" style:family="text">
      <style:text-properties style:use-window-font-color="true" fo:font-style="italic" style:text-underline-style="none" style:font-style-asian="italic" style:font-style-complex="italic"/>
    </style:style>
    <style:style style:name="T19" style:family="text">
      <style:text-properties style:font-name="Consolas2"/>
    </style:style>
    <style:style style:name="T20" style:family="text">
      <style:text-properties style:font-name="Consolas2" fo:font-size="10.5pt" style:font-name-asian="Verdana" style:font-size-asian="10.5pt" style:font-name-complex="Verdana" style:font-size-complex="10.5pt"/>
    </style:style>
    <style:style style:name="T21" style:family="text">
      <style:text-properties style:font-name="Consolas2" fo:font-size="10.5pt" officeooo:rsid="002a4c3c" style:font-name-asian="Verdana" style:font-size-asian="10.5pt" style:font-name-complex="Verdana" style:font-size-complex="10.5pt"/>
    </style:style>
    <style:style style:name="T22" style:family="text">
      <style:text-properties style:font-name="Consolas2" fo:font-size="10.5pt" fo:font-weight="normal" style:font-name-asian="Verdana" style:font-size-asian="10.5pt" style:font-weight-asian="normal" style:font-name-complex="Verdana" style:font-size-complex="10.5pt" style:font-weight-complex="normal"/>
    </style:style>
    <style:style style:name="T23" style:family="text">
      <style:text-properties style:font-name="Consolas2" fo:font-weight="normal" style:font-weight-asian="normal" style:font-weight-complex="normal"/>
    </style:style>
    <style:style style:name="T24" style:family="text">
      <style:text-properties style:font-name="Consolas2"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style:font-name="SimSun" fo:font-size="12pt" style:font-name-asian="SimSun" style:font-size-asian="12pt" style:font-name-complex="SimSun" style:font-size-complex="12pt"/>
    </style:style>
    <style:style style:name="T27" style:family="text">
      <style:text-properties fo:font-weight="normal" style:font-weight-asian="normal" style:font-weight-complex="normal"/>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fo:color="#333366" style:font-name="Exo"/>
    </style:style>
    <style:style style:name="T32" style:family="text">
      <style:text-properties fo:color="#333366" style:font-name="Exo 21"/>
    </style:style>
    <style:style style:name="T33" style:family="text">
      <style:text-properties fo:color="#333366" style:font-name="Exo 21" fo:font-weight="normal" style:font-weight-asian="normal" style:font-weight-complex="normal"/>
    </style:style>
    <style:style style:name="T34" style:family="text">
      <style:text-properties officeooo:rsid="0013fab0"/>
    </style:style>
    <style:style style:name="T35" style:family="text">
      <style:text-properties officeooo:rsid="001431dd"/>
    </style:style>
    <style:style style:name="T36" style:family="text">
      <style:text-properties officeooo:rsid="00156131"/>
    </style:style>
    <style:style style:name="T37" style:family="text">
      <style:text-properties officeooo:rsid="001bb1c5"/>
    </style:style>
    <style:style style:name="T38" style:family="text">
      <style:text-properties officeooo:rsid="001bd31e"/>
    </style:style>
    <style:style style:name="T39" style:family="text">
      <style:text-properties officeooo:rsid="0020b0e2"/>
    </style:style>
    <style:style style:name="T40" style:family="text">
      <style:text-properties officeooo:rsid="0023c3ee"/>
    </style:style>
    <style:style style:name="T41" style:family="text">
      <style:text-properties officeooo:rsid="002472f9"/>
    </style:style>
    <style:style style:name="T42" style:family="text">
      <style:text-properties officeooo:rsid="002964fa"/>
    </style:style>
    <style:style style:name="T43" style:family="text">
      <style:text-properties officeooo:rsid="002a1b48"/>
    </style:style>
    <style:style style:name="T44" style:family="text">
      <style:text-properties officeooo:rsid="002a4c3c"/>
    </style:style>
    <style:style style:name="T45" style:family="text">
      <style:text-properties officeooo:rsid="003f8361"/>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91"><draw:frame draw:style-name="fr3" draw:name="Bild1" text:anchor-type="paragraph" svg:width="8.16cm" style:rel-width="48%" svg:height="2.45cm" style:rel-height="scale" draw:z-index="14"><draw:image xlink:href="Pictures/1000000000000267000000BA607BD4EBE380E675.png" xlink:type="simple" xlink:show="embed" xlink:actuate="onLoad" loext:mime-type="image/png"/></draw:frame>Getting started with</text:p>
      <text:p text:style-name="P36"><text:span text:style-name="T32"><text:title>Daraja Framework</text:title></text:span><text:span text:style-name="T31"><text:s/></text:span><text:span text:style-name="T33"><text:keywords>2.0</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22">Contents</text:p>
          </text:index-title>
          <text:p text:style-name="P48">Tutorial<text:tab/>5</text:p>
          <text:p text:style-name="P47">Developing a “Hello World” application<text:tab/>6</text:p>
          <text:p text:style-name="P46">Project Setup<text:tab/>6</text:p>
          <text:p text:style-name="P46">Creating the Web Component<text:tab/>6</text:p>
          <text:p text:style-name="P46">Create the server configuration and start-up code<text:tab/>7</text:p>
          <text:p text:style-name="P46">Compiling and Running the Application<text:tab/>7</text:p>
          <text:p text:style-name="P46">Testing the Application<text:tab/>8</text:p>
          <text:p text:style-name="P46">Terminating the HTTP server<text:tab/>8</text:p>
          <text:p text:style-name="P46">Source Code<text:tab/>8</text:p>
          <text:p text:style-name="P47">Developing an HTTP Session application<text:tab/>9</text:p>
          <text:p text:style-name="P46">Project Setup<text:tab/>9</text:p>
          <text:p text:style-name="P46">Creating the Web Component<text:tab/>9</text:p>
          <text:p text:style-name="P46">Create the server configuration and start-up code<text:tab/>10</text:p>
          <text:p text:style-name="P46">Compiling and Running the Application<text:tab/>11</text:p>
          <text:p text:style-name="P46">Testing the Application<text:tab/>11</text:p>
          <text:p text:style-name="P46">Terminating the HTTP server<text:tab/>11</text:p>
          <text:p text:style-name="P46">Source Code<text:tab/>11</text:p>
          <text:p text:style-name="P47">Multiple Mappings of a Web Component<text:tab/>12</text:p>
          <text:p text:style-name="P46">Project Setup<text:tab/>12</text:p>
          <text:p text:style-name="P46">Creating the Web Component<text:tab/>12</text:p>
          <text:p text:style-name="P46">Create the server configuration and start-up code<text:tab/>13</text:p>
          <text:p text:style-name="P46">Compiling and Running the Application<text:tab/>14</text:p>
          <text:p text:style-name="P46">Testing the Application<text:tab/>14</text:p>
          <text:p text:style-name="P46">Terminating the HTTP server<text:tab/>15</text:p>
          <text:p text:style-name="P46">Source Code<text:tab/>15</text:p>
          <text:p text:style-name="P48">Installation<text:tab/>16</text:p>
          <text:p text:style-name="P47">Requirements<text:tab/>17</text:p>
          <text:p text:style-name="P46">Development Environment<text:tab/>17</text:p>
          <text:p text:style-name="P47">IDE and project configuration<text:tab/>18</text:p>
          <text:p text:style-name="P46">Option 1: configure source code paths<text:tab/>18</text:p>
          <text:p text:style-name="P46">Option 2: compiled units<text:tab/>18</text:p>
          <text:p text:style-name="P46">Official Indy installation instructions<text:tab/>18</text:p>
          <text:p text:style-name="P47">Conditional Symbols<text:tab/>19</text:p>
          <text:p text:style-name="P48">Introduction<text:tab/>20</text:p>
          <text:p text:style-name="P47">General structure<text:tab/>21</text:p>
          <text:p text:style-name="P46">Example<text:tab/>21</text:p>
          <text:p text:style-name="P47">Web Application Context<text:tab/>22</text:p>
          <text:p text:style-name="P47">Path Mapping<text:tab/>23</text:p>
          <text:p text:style-name="P46">Mapping rules<text:tab/>23</text:p>
          <text:p text:style-name="P47">Setting parameters of a web component<text:tab/>24</text:p>
          <text:p text:style-name="P47">Setting parameters of a context<text:tab/>25</text:p>
          <text:p text:style-name="P47"><text:soft-page-break/>Unicode (UTF-8)<text:tab/>26</text:p>
          <text:p text:style-name="P47">HTML Encoding of special characters<text:tab/>27</text:p>
          <text:p text:style-name="P48">Web Components and multi-threading<text:tab/>28</text:p>
          <text:p text:style-name="P47">Design rules for your Web Components<text:tab/>29</text:p>
          <text:p text:style-name="P46">Design for multi-threaded operation<text:tab/>29</text:p>
          <text:p text:style-name="P46">Synchronization<text:tab/>30</text:p>
          <text:p text:style-name="P47">Web Components thread implementation<text:tab/>31</text:p>
          <text:p text:style-name="P46">Q: Are Web Components multi-threaded?<text:tab/>31</text:p>
          <text:p text:style-name="P48">Appendix<text:tab/>32</text:p>
          <text:p text:style-name="P47">Frequently Asked Questions<text:tab/>33</text:p>
          <text:p text:style-name="P46">How do I allow connections from other computers?<text:tab/>33</text:p>
          <text:p text:style-name="P46">Why does the server fail to run with port 80?<text:tab/>33</text:p>
          <text:p text:style-name="P46">Linux (unsupported)<text:tab/>34</text:p>
          <text:p text:style-name="P48">Advanced Topics<text:tab/>35</text:p>
          <text:p text:style-name="P47">Exception stack traces<text:tab/>36</text:p>
          <text:p text:style-name="P46">Stack traces with madExcept<text:tab/>36</text:p>
          <text:p text:style-name="P46">Stack traces with JclDebug<text:tab/>37</text:p>
          <text:p text:style-name="P47">Configuration of internal Indy HTTP Server<text:tab/>38</text:p>
          <text:p text:style-name="P46">MaxConnections example<text:tab/>38</text:p>
          <text:p text:style-name="P46">Thread pool example<text:tab/>38</text:p>
          <text:p text:style-name="P46">Interceptor example<text:tab/>38</text:p>
          <text:p text:style-name="P47">SLF4P support<text:tab/>40</text:p>
          <text:p text:style-name="P47">IDE configuration<text:tab/>41</text:p>
          <text:p text:style-name="P48">Unit Tests<text:tab/>42</text:p>
          <text:p text:style-name="P47">Expected Exceptions<text:tab/>43</text:p>
          <text:p text:style-name="P48">Example Web Components<text:tab/>44</text:p>
          <text:p text:style-name="P47">TdjDefaultWebComponent<text:tab/>45</text:p>
          <text:p text:style-name="P47">TdjNCSALogHandler<text:tab/>46</text:p>
          <text:p text:style-name="P47">TdjStatisticsHandler<text:tab/>47</text:p>
          <text:p text:style-name="P48">Other optional units<text:tab/>48</text:p>
          <text:p text:style-name="P47">ShutdownHelper<text:tab/>49</text:p>
          <text:p text:style-name="P48">RESTful service development<text:tab/>50</text:p>
          <text:p text:style-name="P47">Requirements<text:tab/>51</text:p>
          <text:p text:style-name="P47">Limitations<text:tab/>52</text:p>
          <text:p text:style-name="P47">Introduction<text:tab/>53</text:p>
          <text:p text:style-name="P47">Step by step example<text:tab/>54</text:p>
          <text:p text:style-name="P46">Demo project<text:tab/>54</text:p>
          <text:p text:style-name="P47">REST configuration commands<text:tab/>56</text:p>
          <text:p text:style-name="P47">Path Parameters<text:tab/>57</text:p>
          <text:p text:style-name="P47">HTML Forms<text:tab/>58</text:p>
          <text:p text:style-name="P47">Multiple Resource Representations<text:tab/>59</text:p>
          <text:p text:style-name="P46"><text:soft-page-break/>Example<text:tab/>59</text:p>
          <text:p text:style-name="P46">Example for PATCH<text:tab/>60</text:p>
          <text:p text:style-name="P46">Example for OPTIONS<text:tab/>60</text:p>
          <text:p text:style-name="P47">CRUD web application example<text:tab/>62</text:p>
          <text:p text:style-name="P46">Configuration code<text:tab/>62</text:p>
          <text:p text:style-name="P46">Screenshots<text:tab/>63</text:p>
          <text:p text:style-name="P47">References<text:tab/>64</text:p>
          <text:p text:style-name="P48">Third-Party Product Licenses<text:tab/>65</text:p>
          <text:p text:style-name="P46">Internet Direct (Indy)<text:tab/>65</text:p>
          <text:p text:style-name="P46">Twitter Bootstrap<text:tab/>65</text:p>
          <text:p text:style-name="P48">Index<text:tab/>66</text:p>
        </text:index-body>
      </text:table-of-content>
      <text:h text:style-name="Heading_20_1" text:outline-level="1">Tutorial</text:h>
      <text:h text:style-name="Heading_20_2" text:outline-level="2">Developing a “Hello World” application</text:h>
      <text:p text:style-name="Standard">The following short tutorial takes you through some of the basic steps of developing a “Hello World” example with the <text:span text:style-name="T5"><text:title>Daraja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4260761096" text:style-name="L1">
        <text:list-item>
          <text:p text:style-name="P53"><text:span text:style-name="T5"><text:title>Daraja Framework</text:title></text:span><text:span text:style-name="T5"><text:s/></text:span><text:span text:style-name="T5"><text:keywords>2.0</text:keywords></text:span></text:p>
        </text:list-item>
        <text:list-item>
          <text:p text:style-name="P54">Indy 10.6</text:p>
        </text:list-item>
        <text:list-item>
          <text:p text:style-name="P54">Delphi 2009</text:p>
        </text:list-item>
      </text:list>
      <text:h text:style-name="P51" text:outline-level="3">Project Setup</text:h>
      <text:p text:style-name="P8">The application you create will contain one Delphi project, which is a console program.</text:p>
      <text:list xml:id="list1701190837" text:style-name="L2">
        <text:list-item>
          <text:p text:style-name="P55">in the IDE, use the project wizard to create a new console line application project</text:p>
        </text:list-item>
        <text:list-item>
          <text:p text:style-name="P62"><text:span text:style-name="T5">add the path to the </text:span><text:span text:style-name="FlowSource">&lt;inst&gt;\source</text:span><text:span text:style-name="T5"> folder to the project search path</text:span></text:p>
        </text:list-item>
        <text:list-item>
          <text:p text:style-name="P55">save the project as <text:span text:style-name="FlowSource">HelloWorldServer</text:span></text:p>
        </text:list-item>
      </text:list>
      <text:h text:style-name="P51" text:outline-level="3">Creating the Web Component</text:h>
      <text:list xml:id="list3965205261" text:style-name="L3">
        <text:list-item>
          <text:p text:style-name="P56">create a unit with the code below and save it as <text:span text:style-name="FlowSource">HelloWorldResource.pas</text:span></text:p>
        </text:list-item>
      </text:list>
      <text:p text:style-name="P40"><text:span text:style-name="FlowSource"><text:span text:style-name="T6">Code ex</text:span></text:span><text:span text:style-name="FlowSource"><text:span text:style-name="T5">ample</text:span></text:span></text:p>
      <text:p text:style-name="P31"/>
      <text:p text:style-name="P31">unit HelloWorldResource;</text:p>
      <text:p text:style-name="P31"/>
      <text:p text:style-name="P31">interface</text:p>
      <text:p text:style-name="P31"/>
      <text:p text:style-name="P31">uses djWebComponent, djTypes;</text:p>
      <text:p text:style-name="P31"/>
      <text:p text:style-name="P31">type</text:p>
      <text:p text:style-name="P31"><text:s text:c="2"/>THelloWorldResource = class(TdjWebComponent)</text:p>
      <text:p text:style-name="P31"><text:s text:c="2"/>public</text:p>
      <text:p text:style-name="P31"><text:s text:c="4"/>procedure OnGet(Request: TdjRequest; Response: TdjResponse); override;</text:p>
      <text:p text:style-name="P31"><text:s text:c="2"/>end;</text:p>
      <text:p text:style-name="P31"/>
      <text:p text:style-name="P31">implementation</text:p>
      <text:p text:style-name="P31"/>
      <text:p text:style-name="P31"><text:soft-page-break/>procedure THelloWorldResource.OnGet(Request: TdjRequest; Response: TdjResponse);</text:p>
      <text:p text:style-name="P31">begin</text:p>
      <text:p text:style-name="P31"><text:s text:c="2"/>Response.ContentText := 'Hello world!';</text:p>
      <text:p text:style-name="P31"><text:s text:c="2"/>Response.ContentType := 'text/plain';</text:p>
      <text:p text:style-name="P31">end;</text:p>
      <text:p text:style-name="P31"/>
      <text:p text:style-name="P31">end.</text:p>
      <text:h text:style-name="P51" text:outline-level="3">Create the server configuration and start-up code</text:h>
      <text:list xml:id="list2315313829" text:style-name="L4">
        <text:list-item>
          <text:p text:style-name="P57">open the <text:span text:style-name="FlowSource">HelloWorldServer.dpr</text:span> application project file </text:p>
        </text:list-item>
        <text:list-item>
          <text:p text:style-name="P57">paste the code shown below</text:p>
        </text:list-item>
      </text:list>
      <text:p text:style-name="P40"><text:span text:style-name="T44">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1878651418" text:style-name="L5">
        <text:list-item>
          <text:p text:style-name="P63">In the IDE, press F9 to start the application</text:p>
        </text:list-item>
      </text:list>
      <text:p text:style-name="Standard">Note: depending on your system, a firewall warning can appear, notifying you that the program tries to open a server port.</text:p>
      <text:h text:style-name="Heading_20_3" text:outline-level="3"><text:soft-page-break/>Testing the Application</text:h>
      <text:p text:style-name="Standard">To test the server, open a web browser and navigate to <text:a xlink:type="simple" xlink:href="http://localhost/tutorial/hello" text:style-name="Internet_20_link" text:visited-style-name="Visited_20_Internet_20_Link"><text:span text:style-name="T27">http://localhost/tutorial/hello</text:span></text:a><text:span text:style-name="T27">. This will cause a HTTP GET request to be sent from the web browser, asking the server for the resource at http://localhost/tutorial/hello.</text:span></text:p>
      <text:p text:style-name="P7">The server will parse the request, look up the context ('tutorial') and the web component responsible for this resource address. It will find that THelloWorldResource is mapped to the path '/hello'.</text:p>
      <text:p text:style-name="P7">The server then will invoke the GET request handler <text:span text:style-name="FlowSource">THelloWorldResource.OnGet</text:span>, passing request and response objects.</text:p>
      <text:p text:style-name="P7">Finally, the code in <text:span text:style-name="FlowSource">THelloWorld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1" text:anchor-type="paragraph" svg:x="0cm" svg:y="0cm" svg:width="13.63cm" draw:z-index="4"><draw:text-box fo:min-height="5.69cm"><text:p text:style-name="Illustration"><draw:frame draw:style-name="fr4" draw:name="Grafik2" text:anchor-type="paragraph" svg:x="0.004cm" svg:y="0.002cm" svg:width="13.63cm" style:rel-width="100%" svg:height="5.69cm" style:rel-height="scale" draw:z-index="5"><draw:image xlink:href="Pictures/1000000000000203000000D7A66233558E61DCC1.png" xlink:type="simple" xlink:show="embed" xlink:actuate="onLoad" loext:mime-type="image/png"/></draw:frame>Illustration <text:sequence text:ref-name="refIllustration0" text:name="Illustration" text:formula="ooow:Illustration+1" style:num-format="1">1</text:sequence>: Hello world example</text:p></draw:text-box></draw:frame></text:p>
      <text:h text:style-name="Heading_20_3" text:outline-level="3">Source Code</text:h>
      <text:p text:style-name="P7">The full project source code is included in the <text:span text:style-name="FlowSource">&lt;inst&gt;/demo/tutorial1</text:span> folder.</text:p>
      <text:h text:style-name="Heading_20_2" text:outline-level="2">Developing an HTTP Session application</text:h>
      <text:p text:style-name="Standard">The following short tutorial takes you through some of the basic steps of developing a<text:span text:style-name="T34">n</text:span> example for HTTP sessions with the <text:span text:style-name="T5"><text:title>Daraja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0">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24604183074590" text:continue-list="list4260761096" text:style-name="L1">
        <text:list-item>
          <text:p text:style-name="P53"><text:span text:style-name="T5"><text:title>Daraja Framework</text:title></text:span><text:span text:style-name="T5"><text:s/></text:span><text:span text:style-name="T5"><text:keywords>2.0</text:keywords></text:span></text:p>
        </text:list-item>
        <text:list-item>
          <text:p text:style-name="P54">Indy 10.6</text:p>
        </text:list-item>
        <text:list-item>
          <text:p text:style-name="P54">Delphi 2009</text:p>
        </text:list-item>
      </text:list>
      <text:h text:style-name="P51" text:outline-level="3">Project Setup</text:h>
      <text:p text:style-name="P8">The application you create will contain one Delphi project, which is a console program.</text:p>
      <text:list xml:id="list1813493278" text:style-name="L6">
        <text:list-item>
          <text:p text:style-name="P58">in the IDE, use the project wizard to create a new console line application project</text:p>
        </text:list-item>
        <text:list-item>
          <text:p text:style-name="P64"><text:span text:style-name="T5">add the path to the </text:span><text:span text:style-name="T22">&lt;inst&gt;\source</text:span><text:span text:style-name="T5"> folder to the project search path</text:span></text:p>
        </text:list-item>
        <text:list-item>
          <text:p text:style-name="P58">save the project as <text:span text:style-name="T19">HttpSessionServer</text:span></text:p>
        </text:list-item>
      </text:list>
      <text:h text:style-name="P51" text:outline-level="3">Creating the Web Component</text:h>
      <text:list xml:id="list2596453762" text:style-name="L7">
        <text:list-item>
          <text:p text:style-name="P65"><text:span text:style-name="T5">create a unit with the code below and save it as </text:span><text:span text:style-name="T20">SessionDemoResource.pas</text:span></text:p>
        </text:list-item>
      </text:list>
      <text:p text:style-name="P38"><text:span text:style-name="T44">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51" text:outline-level="3">Create the server configuration and start-up code</text:h>
      <text:list xml:id="list1239445282" text:style-name="L8">
        <text:list-item>
          <text:p text:style-name="P59">open the HttpSessionServer.dpr application project file </text:p>
        </text:list-item>
        <text:list-item>
          <text:p text:style-name="P59">paste the code shown below</text:p>
        </text:list-item>
      </text:list>
      <text:p text:style-name="P39"><text:span text:style-name="T44">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soft-page-break/>Compiling and Running the Application</text:h>
      <text:list xml:id="list3199438719" text:style-name="L9">
        <text:list-item>
          <text:p text:style-name="P66">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session" text:style-name="Internet_20_link" text:visited-style-name="Visited_20_Internet_20_Link"><text:span text:style-name="T27">http://localhost/tutorial/session</text:span></text:a><text:span text:style-name="T27">. This will cause a HTTP GET request to be sent from the web browser, asking the server for the resource at http://localhost/tutorial/session.</text:span></text:p>
      <text:p text:style-name="P7">The server will parse the request, look up the context ('tutorial') and the web component responsible for this resource address. It will find that <text:span text:style-name="T20">TSessionDemoResource</text:span> is mapped to the path '/session'.</text:p>
      <text:p text:style-name="P7">The server then will invoke the GET request handler <text:span text:style-name="T20">TSessionDemoResource.OnGet</text:span>, passing request and response objects.</text:p>
      <text:p text:style-name="P7">Finally, the code in <text:span text:style-name="T20">TSessionDemo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3" text:anchor-type="paragraph" svg:x="0cm" svg:y="0cm" svg:width="13.63cm" draw:z-index="6"><draw:text-box fo:min-height="5.69cm"><text:p text:style-name="Illustration"><draw:frame draw:style-name="fr5" draw:name="Grafik3" text:anchor-type="paragraph" svg:width="13.63cm" svg:height="4.627cm" draw:z-index="7"><draw:image xlink:href="Pictures/1000000000000285000000DB1374784FF75EAD71.png" xlink:type="simple" xlink:show="embed" xlink:actuate="onLoad" loext:mime-type="image/png"/></draw:frame>Illustration <text:sequence text:ref-name="refIllustration1" text:name="Illustration" text:formula="ooow:Illustration+1" style:num-format="1">2</text:sequence>: HTTP session example</text:p></draw:text-box></draw:frame></text:p>
      <text:h text:style-name="Heading_20_3" text:outline-level="3">Source Code</text:h>
      <text:p text:style-name="P7">The full project source code is included in the &lt;inst&gt;/demo/tutorial2 folder.</text:p>
      <text:h text:style-name="Heading_20_2" text:outline-level="2">Multiple Mappings of a Web Component</text:h>
      <text:p text:style-name="Standard">The following short tutorial takes you through some of the basic steps of creating a <text:span text:style-name="T5"><text:title>Daraja Framework</text:title></text:span><text:span text:style-name="T5"><text:s/>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xml:id="list3260667408" text:style-name="L10">
        <text:list-item>
          <text:p text:style-name="P67">for http://localhost/tutorial/fib.txt, the content type is <text:span text:style-name="T19">text/plain</text:span></text:p>
        </text:list-item>
        <text:list-item>
          <text:p text:style-name="P67">for http://localhost/tutorial/fib.html, the content type is <text:span text:style-name="T19">text/html</text:span></text:p>
        </text:list-item>
      </text:list>
      <text:p text:style-name="Standard">The application will expects a query parameter with the name “n” to calculate the Fibonacci number for the parameter value. So a complete request URL will be for example</text:p>
      <text:list xml:id="list269167632" text:style-name="L11">
        <text:list-item>
          <text:p text:style-name="P68">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xml:id="list124603023042223" text:continue-list="list124604183074590" text:style-name="L1">
        <text:list-item>
          <text:p text:style-name="P53"><text:span text:style-name="T5"><text:title>Daraja Framework</text:title></text:span><text:span text:style-name="T5"><text:s/></text:span><text:span text:style-name="T5"><text:keywords>2.0</text:keywords></text:span></text:p>
        </text:list-item>
        <text:list-item>
          <text:p text:style-name="P54">Indy 10.6</text:p>
        </text:list-item>
        <text:list-item>
          <text:p text:style-name="P54">Delphi 2009</text:p>
        </text:list-item>
      </text:list>
      <text:h text:style-name="P51" text:outline-level="3">Project Setup</text:h>
      <text:p text:style-name="P8">The application you create will contain one Delphi project, which is a console program.</text:p>
      <text:list xml:id="list2103604861" text:style-name="L12">
        <text:list-item>
          <text:p text:style-name="P60">in the IDE, use the project wizard to create a new console line application project</text:p>
        </text:list-item>
        <text:list-item>
          <text:p text:style-name="P69"><text:span text:style-name="T5">add the path to the </text:span><text:span text:style-name="T22">&lt;inst&gt;\source</text:span><text:span text:style-name="T5"> folder to the project search path</text:span></text:p>
        </text:list-item>
        <text:list-item>
          <text:p text:style-name="P60">save the project as <text:span text:style-name="T19">TwoMappingsServer</text:span></text:p>
        </text:list-item>
      </text:list>
      <text:h text:style-name="P51" text:outline-level="3">Creating the Web Component</text:h>
      <text:list xml:id="list920134445" text:style-name="L13">
        <text:list-item>
          <text:p text:style-name="P70"><text:span text:style-name="T5">create a unit with the code below and save it as </text:span><text:span text:style-name="T20">FibonacciResource.pas</text:span></text:p>
        </text:list-item>
      </text:list>
      <text:p text:style-name="P38"><text:span text:style-name="T21">Code ex</text:span><text:span text:style-name="T2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51" text:outline-level="3">Create the server configuration and start-up code</text:h>
      <text:list xml:id="list3050382386" text:style-name="L14">
        <text:list-item>
          <text:p text:style-name="P61">open the TwoMappingsServer.dpr application project file </text:p>
        </text:list-item>
        <text:list-item>
          <text:p text:style-name="P61">paste the code shown below</text:p>
        </text:list-item>
      </text:list>
      <text:p text:style-name="P39"><text:span text:style-name="T44">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1859965556" text:style-name="L15">
        <text:list-item>
          <text:p text:style-name="P71">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fib.txt?n=7" text:style-name="Internet_20_link" text:visited-style-name="Visited_20_Internet_20_Link"><text:span text:style-name="T27">http://localhost/tutorial/fib.txt?n=7</text:span></text:a><text:span text:style-name="T27">. This will cause a HTTP GET request to be sent, asking for the resource http://localhost/tutorial/fib.txt, and passing the query parameter n with value 7.</text:span></text:p>
      <text:p text:style-name="P7">The server will parse the request, look up the context ('tutorial') and the web component responsible for this resource address. It will find that <text:span text:style-name="T20">TFibonacciResource</text:span> is mapped to the absolute path '/fib.txt'.</text:p>
      <text:p text:style-name="P7">The server then will invoke the GET request handler <text:span text:style-name="T20">TFibonacciResource.OnGet</text:span>, passing request and response objects.</text:p>
      <text:p text:style-name="P7">Finally, the code in <text:span text:style-name="T20">TFibonacciResource.OnGet</text:span> builds the response, which will be sent back to the web browser.</text:p>
      <text:p text:style-name="P7"><draw:frame draw:style-name="fr2" draw:name="Rahmen4" text:anchor-type="paragraph" svg:width="14.737cm" draw:z-index="8"><draw:text-box fo:min-height="4.498cm"><text:p text:style-name="Illustration"><draw:frame draw:style-name="fr4" draw:name="Grafik9" text:anchor-type="paragraph" svg:x="0.004cm" svg:y="0.002cm" svg:width="14.737cm" style:rel-width="100%" svg:height="4.498cm" style:rel-height="scale" draw:z-index="9"><draw:image xlink:href="Pictures/100000000000022D000000AA2C8F7518C127B91E.png" xlink:type="simple" xlink:show="embed" xlink:actuate="onLoad" loext:mime-type="image/png"/></draw:frame>Illustration <text:sequence text:ref-name="refIllustration2" text:name="Illustration" text:formula="ooow:Illustration+1" style:num-format="1">3</text:sequence>: Fibonacci calculation result as plain text</text:p></draw:text-box></draw:frame><text:soft-page-break/></text:p>
      <text:p text:style-name="P7">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9">text/html</text:span> and a simple HTML body back to the browser.</text:p>
      <text:p text:style-name="P7"><draw:frame draw:style-name="fr2" draw:name="Rahmen5" text:anchor-type="paragraph" svg:width="14.737cm" draw:z-index="10"><draw:text-box fo:min-height="4.498cm"><text:p text:style-name="Illustration"><draw:frame draw:style-name="fr4" draw:name="Grafik8" text:anchor-type="paragraph" svg:x="0.004cm" svg:y="0.002cm" svg:width="14.737cm" style:rel-width="100%" svg:height="4.498cm" style:rel-height="scale" draw:z-index="11"><draw:image xlink:href="Pictures/100000000000022D000000AA3E80A1F2338ECACF.png" xlink:type="simple" xlink:show="embed" xlink:actuate="onLoad" loext:mime-type="image/png"/></draw:frame>Illustration <text:sequence text:ref-name="refIllustration3" text:name="Illustration" text:formula="ooow:Illustration+1" style:num-format="1">4</text:sequence>: Fibonacci calculation result as HTML</text:p></draw:text-box></draw:frame></text:p>
      <text:h text:style-name="Heading_20_3" text:outline-level="3">Terminating the HTTP server</text:h>
      <text:p text:style-name="P7">To shut down the HTTP server, activate the console application window and press any key.</text:p>
      <text:h text:style-name="Heading_20_3" text:outline-level="3">Source Code</text:h>
      <text:p text:style-name="P7">The full project source code is included in the &lt;inst&gt;/demo/tutorial3 folder.</text:p>
      <text:h text:style-name="Heading_20_1" text:outline-level="1">Installation</text:h>
      <text:h text:style-name="Heading_20_2" text:outline-level="2"><text:bookmark-start text:name="__RefHeading__30524401"/>Requirements<text:bookmark-end text:name="__RefHeading__30524401"/></text:h>
      <text:h text:style-name="Heading_20_3" text:outline-level="3">Development Environment</text:h>
      <text:list xml:id="list2783175910" text:style-name="L16">
        <text:list-item>
          <text:p text:style-name="P72"><text:span text:style-name="T12">Embarcadero Delphi</text:span> 2009 <text:span text:style-name="T37">(</text:span>Update 4<text:span text:style-name="T37">)</text:span> and newer or <text:alphabetical-index-mark-start text:id="IMark1907581601304"/><text:alphabetical-index-mark-start text:id="IMark1907581630296"/><text:span text:style-name="T12">Free Pascal</text:span><text:alphabetical-index-mark-end text:id="IMark1907581630296"/><text:alphabetical-index-mark-end text:id="IMark1907581601304"/> <text:span text:style-name="T37">3.0</text:span></text:p>
        </text:list-item>
        <text:list-item>
          <text:p text:style-name="P72"><text:span text:style-name="T12">Internet Direct (Indy)</text:span> 10.6.2</text:p>
        </text:list-item>
      </text:list>
      <text:h text:style-name="Heading_20_2" text:outline-level="2">IDE and project configuration</text:h>
      <text:h text:style-name="Heading_20_3" text:outline-level="3">Option 1: configure source code paths</text:h>
      <text:p text:style-name="Standard">To make <text:title>Daraja Framework</text:title><text:s/>and Internet Direct (Indy) available for a project,</text:p>
      <text:list xml:id="list4073780991" text:style-name="L17">
        <text:list-item>
          <text:p text:style-name="P73">add the <text:title>Daraja Framework</text:title><text:s/><text:span text:style-name="T19">&lt;Install&gt;/</text:span><text:span text:style-name="T23">source</text:span> folder to the project search path </text:p>
        </text:list-item>
        <text:list-item>
          <text:p text:style-name="P73">add the folders <text:span text:style-name="T19">&lt;Indy&gt;/Lib/Core</text:span>, <text:span text:style-name="T19">&lt;Indy&gt;/Lib/System</text:span> and <text:span text:style-name="T19">&lt;Indy&gt;/Lib/Protocols</text:span> to the project search path</text:p>
        </text:list-item>
        <text:list-item>
          <text:p text:style-name="P74">add the folder <text:span text:style-name="T19">&lt;Indy&gt;/Lib/Core</text:span> to the project <text:span text:style-name="T36">include</text:span> path</text:p>
        </text:list-item>
      </text:list>
      <text:p text:style-name="P13"/>
      <text:p text:style-name="Standard"><text:span text:style-name="T36">Note: </text:span>Installation of the Indy packages in the IDE is not required</text:p>
      <text:h text:style-name="Heading_20_3" text:outline-level="3">Option 2: compiled units</text:h>
      <text:p text:style-name="Standard">A second option which avoids repeated recompilation is to use compiled DCU files, and include their location in the library path.</text:p>
      <text:p text:style-name="Standard">Notes:</text:p>
      <text:list xml:id="list1823759970" text:style-name="L18">
        <text:list-item>
          <text:p text:style-name="P75">if compiler settings change, the library units must be recompiled</text:p>
        </text:list-item>
      </text:list>
      <text:h text:style-name="Heading_20_3" text:outline-level="3">Official Indy installation instructions</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alphabetical-index-mark-start text:id="IMark1907581601304"/>Conditional Symbols<text:alphabetical-index-mark-end text:id="IMark1907581601304"/></text:h>
      <table:table table:name="Tabelle2" table:style-name="Tabelle2">
        <table:table-column table:style-name="Tabelle2.A"/>
        <table:table-column table:style-name="Tabelle2.B"/>
        <table:table-row>
          <table:table-cell table:style-name="Tabelle2.A1" office:value-type="string">
            <text:p text:style-name="P26">Conditional symbol </text:p>
          </table:table-cell>
          <table:table-cell table:style-name="Tabelle2.B1" office:value-type="string">
            <text:p text:style-name="P26">Description</text:p>
          </table:table-cell>
        </table:table-row>
        <table:table-row>
          <table:table-cell table:style-name="Tabelle2.A2" office:value-type="string">
            <text:p text:style-name="P27">DARAJA_LOGGING</text:p>
          </table:table-cell>
          <table:table-cell table:style-name="Tabelle2.B2" office:value-type="string">
            <text:p text:style-name="P27">Enables <text:alphabetical-index-mark-start text:id="IMark1907581598424"/>logging<text:alphabetical-index-mark-end text:id="IMark190758159842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907581601304"/>development mode<text:alphabetical-index-mark-end text:id="IMark190758160130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907581598424"/>madExcept<text:alphabetical-index-mark-end text:id="IMark1907581598424"/>, this requires <text:alphabetical-index-mark-start text:id="IMark1907581630200"/>development mode<text:alphabetical-index-mark-end text:id="IMark1907581630200"/></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907581630200"/>development mode<text:alphabetical-index-mark-end text:id="IMark1907581630200"/></text:p>
          </table:table-cell>
        </table:table-row>
      </table:table>
      <text:p text:style-name="Table">Table <text:sequence text:ref-name="refTable0" text:name="Table" text:formula="ooow:Table+1" style:num-format="1">1</text:sequence>: <text:alphabetical-index-mark-start text:id="IMark1907581601208"/>Conditional symbols<text:alphabetical-index-mark-end text:id="IMark1907581601208"/></text:p>
      <text:h text:style-name="Heading_20_1" text:outline-level="1">Introduction</text:h>
      <text:h text:style-name="Heading_20_2" text:outline-level="2">General structure</text:h>
      <text:p text:style-name="P5">A Web Component has this minimum requirements:</text:p>
      <text:list xml:id="list4033333486" text:style-name="L19">
        <text:list-item>
          <text:p text:style-name="P76"><text:span text:style-name="T14">it must be a subclass of </text:span><text:alphabetical-index-mark-start text:id="IMark1907581601304"/><text:span text:style-name="T14">TdjWebComponent</text:span><text:alphabetical-index-mark-end text:id="IMark1907581601304"/></text:p>
        </text:list-item>
        <text:list-item>
          <text:p text:style-name="P76"><text:span text:style-name="T14">it must override at least one of the predefined </text:span><text:alphabetical-index-mark-start text:id="IMark1907581601304"/><text:span text:style-name="T14">HTTP</text:span><text:alphabetical-index-mark-end text:id="IMark1907581601304"/><text:span text:style-name="T14"> method handlers – </text:span><text:alphabetical-index-mark-start text:id="IMark1907581630296"/><text:span text:style-name="T14">OnGet</text:span><text:alphabetical-index-mark-end text:id="IMark1907581630296"/><text:span text:style-name="T14">, </text:span><text:alphabetical-index-mark-start text:id="IMark1907581707384"/><text:span text:style-name="T14">OnPost</text:span><text:alphabetical-index-mark-end text:id="IMark1907581707384"/><text:span text:style-name="T14"> etc.</text:span></text:p>
        </text:list-item>
      </text:list>
      <text:p text:style-name="P5">It may also optionally override two other meth<text:alphabetical-index-mark-start text:id="IMark1907581598424"/>ods<text:alphabetical-index-mark-end text:id="IMark1907581598424"/></text:p>
      <text:list xml:id="list1184604952" text:style-name="L20">
        <text:list-item>
          <text:p text:style-name="P77"><text:span text:style-name="T14">the </text:span><text:alphabetical-index-mark-start text:id="IMark1907581601304"/><text:span text:style-name="T14">Init</text:span><text:alphabetical-index-mark-end text:id="IMark1907581601304"/><text:span text:style-name="T14"> method, to perform </text:span><text:alphabetical-index-mark-start text:id="IMark1907581630200"/><text:span text:style-name="T14">init</text:span><text:alphabetical-index-mark-end text:id="IMark1907581630200"/><text:span text:style-name="T14">ialization tasks</text:span></text:p>
        </text:list-item>
        <text:list-item>
          <text:p text:style-name="P77"><text:span text:style-name="T14">the destructor (</text:span><text:alphabetical-index-mark-start text:id="IMark1907581632120"/><text:span text:style-name="T14">Destroy</text:span><text:alphabetical-index-mark-end text:id="IMark1907581632120"/><text:span text:style-name="T14">), to perform cleanup tasks</text:span></text:p>
        </text:list-item>
      </text:list>
      <text:h text:style-name="P52" text:outline-level="3">Example</text:h>
      <text:p text:style-name="P5">A minimal example is shown below. </text:p>
      <text:list xml:id="list525312666" text:style-name="L21">
        <text:list-item>
          <text:p text:style-name="P78"><text:span text:style-name="T14">It overrides </text:span><text:alphabetical-index-mark-start text:id="IMark1907581601208"/><text:span text:style-name="T15">OnGet</text:span><text:alphabetical-index-mark-end text:id="IMark1907581601208"/><text:span text:style-name="T14">, which has two parameters for the Indy </text:span><text:alphabetical-index-mark-start text:id="IMark1907581632120"/><text:span text:style-name="T14">HTTP</text:span><text:alphabetical-index-mark-end text:id="IMark1907581632120"/><text:span text:style-name="T14"> </text:span><text:alphabetical-index-mark-start text:id="IMark1907581630296"/><text:span text:style-name="T14">Request</text:span><text:alphabetical-index-mark-end text:id="IMark1907581630296"/><text:span text:style-name="T14"> and </text:span><text:alphabetical-index-mark-start text:id="IMark1907581711992"/><text:span text:style-name="T14">Response</text:span><text:alphabetical-index-mark-end text:id="IMark1907581711992"/><text:span text:style-name="T14"> objects. </text:span></text:p>
        </text:list-item>
        <text:list-item>
          <text:p text:style-name="P78"><text:span text:style-name="T14">In the method body, it sets the </text:span><text:alphabetical-index-mark-start text:id="IMark1907581708056"/><text:span text:style-name="T15">ContentText</text:span><text:alphabetical-index-mark-end text:id="IMark1907581708056"/><text:span text:style-name="T14"> property of the </text:span><text:alphabetical-index-mark-start text:id="IMark1907581708920"/><text:span text:style-name="T14">Response</text:span><text:alphabetical-index-mark-end text:id="IMark1907581708920"/><text:span text:style-name="T14"> object to '&lt;html&gt;Hello world!&lt;/html&gt;':</text:span></text:p>
        </text:list-item>
      </text:list>
      <text:p text:style-name="P38"><text:span text:style-name="T17">Code ex</text:span><text:span text:style-name="T14">ample</text:span></text:p>
      <text:p text:style-name="Preformatted_20_Text"/>
      <text:p text:style-name="Preformatted_20_Text">type</text:p>
      <text:p text:style-name="Preformatted_20_Text"><text:s text:c="2"/><text:alphabetical-index-mark-start text:id="IMark1907581709880"/><text:alphabetical-index-mark-start text:id="IMark1907581711032"/>TMyWebPage<text:alphabetical-index-mark-end text:id="IMark1907581711032"/><text:alphabetical-index-mark-end text:id="IMark1907581709880"/> = class(<text:alphabetical-index-mark-start text:id="IMark1907581706616"/><text:alphabetical-index-mark-start text:id="IMark1907581708920"/>TdjWebComponent<text:alphabetical-index-mark-end text:id="IMark1907581708920"/><text:alphabetical-index-mark-end text:id="IMark1907581706616"/>)</text:p>
      <text:p text:style-name="Preformatted_20_Text"><text:s text:c="2"/>public</text:p>
      <text:p text:style-name="Preformatted_20_Text"><text:s text:c="4"/>procedure <text:alphabetical-index-mark-start text:id="IMark1907581711032"/>OnGet<text:alphabetical-index-mark-end text:id="IMark1907581711032"/>(<text:alphabetical-index-mark-start text:id="IMark1907581711128"/>Request<text:alphabetical-index-mark-end text:id="IMark1907581711128"/>: <text:alphabetical-index-mark-start text:id="IMark1907581708920"/><text:alphabetical-index-mark-start text:id="IMark1907581708056"/><text:alphabetical-index-mark-start text:id="IMark1907581709880"/>TdjRequest<text:alphabetical-index-mark-end text:id="IMark1907581709880"/><text:alphabetical-index-mark-end text:id="IMark1907581708056"/><text:alphabetical-index-mark-end text:id="IMark1907581708920"/><text:alphabetical-index-mark text:string-value=" "/><text:alphabetical-index-mark text:string-value=" "/>; <text:alphabetical-index-mark-start text:id="IMark1907581708152"/>Response<text:alphabetical-index-mark-end text:id="IMark1907581708152"/>:</text:p>
      <text:p text:style-name="Preformatted_20_Text"><text:s text:c="6"/><text:alphabetical-index-mark-start text:id="IMark1907581711032"/><text:alphabetical-index-mark-start text:id="IMark1907581711992"/><text:alphabetical-index-mark-start text:id="IMark1907581706616"/>TdjResponse<text:alphabetical-index-mark-end text:id="IMark1907581706616"/><text:alphabetical-index-mark-end text:id="IMark1907581711992"/><text:alphabetical-index-mark-end text:id="IMark1907581711032"/><text:alphabetical-index-mark text:string-value=" "/><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07581708920"/>TMyWebPage<text:alphabetical-index-mark-end text:id="IMark1907581708920"/> }</text:p>
      <text:p text:style-name="Preformatted_20_Text"/>
      <text:p text:style-name="Preformatted_20_Text">procedure <text:alphabetical-index-mark-start text:id="IMark1907581711992"/>TMyWebPage<text:alphabetical-index-mark-end text:id="IMark1907581711992"/>.<text:alphabetical-index-mark-start text:id="IMark1907581706616"/>OnGet<text:alphabetical-index-mark-end text:id="IMark1907581706616"/>(<text:alphabetical-index-mark-start text:id="IMark1907581706808"/>Request<text:alphabetical-index-mark-end text:id="IMark1907581706808"/>: <text:alphabetical-index-mark-start text:id="IMark1907581711224"/><text:alphabetical-index-mark-start text:id="IMark1907581707288"/>TdjRequest<text:alphabetical-index-mark-end text:id="IMark1907581707288"/><text:alphabetical-index-mark-end text:id="IMark1907581711224"/><text:alphabetical-index-mark text:string-value=" "/><text:alphabetical-index-mark text:string-value=" "/>;</text:p>
      <text:p text:style-name="Preformatted_20_Text"><text:s text:c="2"/><text:alphabetical-index-mark-start text:id="IMark1907581711992"/>Response<text:alphabetical-index-mark-end text:id="IMark1907581711992"/>: <text:alphabetical-index-mark-start text:id="IMark1907581711032"/><text:alphabetical-index-mark-start text:id="IMark1907581711128"/>TdjResponse<text:alphabetical-index-mark-end text:id="IMark1907581711128"/><text:alphabetical-index-mark-end text:id="IMark1907581711032"/><text:alphabetical-index-mark text:string-value=" "/><text:alphabetical-index-mark text:string-value=" "/>);</text:p>
      <text:p text:style-name="Preformatted_20_Text">begin</text:p>
      <text:p text:style-name="Preformatted_20_Text"><text:s text:c="2"/><text:alphabetical-index-mark-start text:id="IMark1907581711992"/>Response<text:alphabetical-index-mark-end text:id="IMark1907581711992"/>.<text:alphabetical-index-mark-start text:id="IMark1907581711032"/>ContentText<text:alphabetical-index-mark-end text:id="IMark1907581711032"/> := '&lt;html&gt;Hello world!&lt;/html&gt;;</text:p>
      <text:p text:style-name="Preformatted_20_Text"><text:s text:c="2"/>Response.<text:alphabetical-index-mark-start text:id="IMark1907581707000"/>ContentType<text:alphabetical-index-mark-end text:id="IMark1907581707000"/> := 'text/html';</text:p>
      <text:p text:style-name="Preformatted_20_Text"><text:s text:c="2"/>Response.<text:alphabetical-index-mark-start text:id="IMark1907581711128"/>CharSet<text:alphabetical-index-mark-end text:id="IMark1907581711128"/> := '<text:alphabetical-index-mark-start text:id="IMark1907581709880"/>utf-8<text:alphabetical-index-mark-end text:id="IMark1907581709880"/>'; </text:p>
      <text:p text:style-name="P24">end;</text:p>
      <text:p text:style-name="P24"/>
      <text:h text:style-name="Heading_20_2" text:outline-level="2">Web Application <text:alphabetical-index-mark-start text:id="IMark1907581711032"/><text:alphabetical-index-mark-start text:id="IMark1907581711128"/>Context<text:alphabetical-index-mark-end text:id="IMark1907581711128"/><text:alphabetical-index-mark-end text:id="IMark1907581711032"/></text:h>
      <text:p text:style-name="P12">In a <text:title>Daraja Framework</text:title><text:s/>web application, a <text:alphabetical-index-mark-start text:id="IMark1907581709880"/><text:span text:style-name="T12">context</text:span><text:alphabetical-index-mark-end text:id="IMark1907581709880"/> is an object that is created when the web application is started and destroyed when the web application is taken out of service.</text:p>
      <text:p text:style-name="P12">The <text:alphabetical-index-mark-start text:id="IMark1907581711992"/>context<text:alphabetical-index-mark-end text:id="IMark1907581711992"/> object can contain initialization parameters which can be accessed from web components.</text:p>
      <text:p text:style-name="P12">A <text:alphabetical-index-mark-start text:id="IMark1907581708920"/>context<text:alphabetical-index-mark-end text:id="IMark1907581708920"/> can provide <text:span text:style-name="T12">dynamic</text:span> and <text:alphabetical-index-mark-start text:id="IMark1907581706616"/><text:span text:style-name="T12">static</text:span> <text:alphabetical-index-mark-start text:id="IMark1907581709016"/>resource<text:alphabetical-index-mark-end text:id="IMark1907581706616"/>s<text:alphabetical-index-mark-end text:id="IMark1907581709016"/>:</text:p>
      <text:list xml:id="list1675302042" text:style-name="L22">
        <text:list-item>
          <text:p text:style-name="P79"><text:span text:style-name="T12">Dynamic</text:span> <text:alphabetical-index-mark-start text:id="IMark1907581711032"/>resources<text:alphabetical-index-mark-end text:id="IMark1907581711032"/> are created by <text:span text:style-name="T12">Web Components</text:span> when a client sends a request which matches their <text:alphabetical-index-mark-start text:id="IMark1907581709880"/><text:span text:style-name="T25">resource path mapping</text:span><text:alphabetical-index-mark-end text:id="IMark1907581709880"/></text:p>
        </text:list-item>
        <text:list-item>
          <text:p text:style-name="P79"><text:alphabetical-index-mark-start text:id="IMark1907581708920"/><text:span text:style-name="T12">Static</text:span> <text:alphabetical-index-mark-start text:id="IMark1907581709880"/>resource<text:alphabetical-index-mark-end text:id="IMark1907581708920"/>s<text:alphabetical-index-mark-end text:id="IMark1907581709880"/> are located in the <text:span text:style-name="T25">file system</text:span>. A special web component in the framework handles requests for <text:alphabetical-index-mark-start text:id="IMark1907581709016"/>static <text:alphabetical-index-mark-start text:id="IMark1907581711128"/>resource<text:alphabetical-index-mark-end text:id="IMark1907581709016"/>s<text:alphabetical-index-mark-end text:id="IMark1907581711128"/>. It also <text:span text:style-name="T25">caches</text:span> requests to save bandwidth</text:p>
        </text:list-item>
      </text:list>
      <text:p text:style-name="Standard">The <text:alphabetical-index-mark-start text:id="IMark1907581711032"/>context<text:alphabetical-index-mark-end text:id="IMark1907581711032"/> path must be set in the constructor and can not be changed later.</text:p>
      <text:p text:style-name="P38"><text:span text:style-name="T44">Code ex</text:span>ample</text:p>
      <text:p text:style-name="Preformatted_20_Text"/>
      <text:p text:style-name="Preformatted_20_Text"><text:alphabetical-index-mark-start text:id="IMark1907581711032"/>Context<text:alphabetical-index-mark-end text:id="IMark1907581711032"/> := <text:alphabetical-index-mark-start text:id="IMark1907581708920"/>TdjWebApp<text:alphabetical-index-mark-start text:id="IMark1907581709880"/>Context<text:alphabetical-index-mark-end text:id="IMark1907581709880"/><text:alphabetical-index-mark-end text:id="IMark1907581708920"/>.Create('demo');</text:p>
      <text:p text:style-name="Preformatted_20_Text"/>
      <text:p text:style-name="P6"/>
      <text:p text:style-name="P6">By default, web components can not use HTTP sessions.</text:p>
      <text:p text:style-name="P6">A second parameter optionally enables HTTP sessions for the <text:alphabetical-index-mark-start text:id="IMark1907581708920"/>context<text:alphabetical-index-mark-end text:id="IMark1907581708920"/>.</text:p>
      <text:p text:style-name="P41"><text:span text:style-name="T44">Code ex</text:span>ample</text:p>
      <text:p text:style-name="P23"><text:s text:c="4"/></text:p>
      <text:p text:style-name="P23"><text:alphabetical-index-mark-start text:id="IMark1907581706616"/>Context<text:alphabetical-index-mark-end text:id="IMark1907581706616"/> := TdjWebApp<text:alphabetical-index-mark-start text:id="IMark1907581711032"/>Context<text:alphabetical-index-mark-end text:id="IMark1907581711032"/>.Create('demo', True);</text:p>
      <text:p text:style-name="P23"/>
      <text:h text:style-name="Heading_20_2" text:outline-level="2"><text:alphabetical-index-mark-start text:id="IMark1907581711992"/>Path Mapping<text:alphabetical-index-mark-end text:id="IMark1907581711992"/></text:h>
      <text:h text:style-name="Heading_20_3" text:outline-level="3"><text:alphabetical-index-mark-start text:id="IMark1907581706616"/>Mapping rules<text:alphabetical-index-mark-end text:id="IMark1907581706616"/></text:h>
      <text:list xml:id="list476090632" text:style-name="L23">
        <text:list-item>
          <text:p text:style-name="P96">the framework uses <text:span text:style-name="T12">path mappings</text:span> to find the matching Web Component for a request URL and executes its On... method handler </text:p>
        </text:list-item>
        <text:list-item>
          <text:p text:style-name="P96">if no match is found, and a default handler has been installed, the framework will try to serve the request using a <text:alphabetical-index-mark-start text:id="IMark1907581711224"/><text:span text:style-name="T12">static resource</text:span><text:alphabetical-index-mark-end text:id="IMark1907581711224"/> </text:p>
        </text:list-item>
        <text:list-item>
          <text:p text:style-name="P92">if no static file exists, the framework will return a 404 error </text:p>
        </text:list-item>
      </text:list>
      <text:p text:style-name="Heading_20_4"><text:alphabetical-index-mark-start text:id="IMark1907581711128"/>Support<text:alphabetical-index-mark-end text:id="IMark1907581711128"/>ed Mapping Syntax</text:p>
      <text:p text:style-name="Text_20_body"><text:alphabetical-index-mark-start text:id="IMark1907581709016"/>Support<text:alphabetical-index-mark-end text:id="IMark1907581709016"/>ed mapping styles in order of priority are</text:p>
      <text:list xml:id="list1106775146" text:style-name="L24">
        <text:list-item>
          <text:p text:style-name="P97">absolute paths, for example '/mypage.html' </text:p>
        </text:list-item>
        <text:list-item>
          <text:p text:style-name="P97">prefix mappings, for example '/myfolder/subfolder/*' </text:p>
        </text:list-item>
        <text:list-item>
          <text:p text:style-name="P93">suffix mappings, for example '*.html' or '*.page' </text:p>
        </text:list-item>
      </text:list>
      <text:p text:style-name="Text_20_body">If two web components declare overlapping mappings, they will be processed in the order of their priority. </text:p>
      <text:p text:style-name="Text_20_body">Example </text:p>
      <text:list xml:id="list1440698430" text:style-name="L25">
        <text:list-item>
          <text:p text:style-name="P98">WebCompontentA maps to '*.html' </text:p>
        </text:list-item>
        <text:list-item>
          <text:p text:style-name="P94">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907581711992"/>support<text:alphabetical-index-mark-end text:id="IMark1907581711992"/>ed. Example: </text:p>
      <text:list xml:id="list317817407" text:style-name="L26">
        <text:list-item>
          <text:p text:style-name="P99">WebCompontentA maps to '*.html', '*.doc' and '*.pdf' </text:p>
        </text:list-item>
        <text:list-item>
          <text:p text:style-name="P95">WebCompontentB maps to '/secure/*' and '/protected/*' </text:p>
        </text:list-item>
      </text:list>
      <text:p text:style-name="Text_20_body">With this mapping, resource /<text:alphabetical-index-mark-start text:id="IMark1907581708920"/>context<text:alphabetical-index-mark-end text:id="IMark1907581708920"/>/secure/example.pdf will be handled by WebComponentB, and resource /<text:alphabetical-index-mark-start text:id="IMark1907581711992"/>context<text:alphabetical-index-mark-end text:id="IMark1907581711992"/>/example.pdf will be handled by WebCompontentA.</text:p>
      <text:p text:style-name="Text_20_body"/>
      <text:h text:style-name="P90" text:outline-level="2"><text:alphabetical-index-mark-start text:id="IMark1907581711992"/>Setting parameters of a web component<text:alphabetical-index-mark-end text:id="IMark1907581711992"/></text:h>
      <text:p text:style-name="P19">A <text:span text:style-name="T42">web component</text:span> contains a key-value map which can be used to keep <text:alphabetical-index-mark-start text:id="IMark1907581706808"/>configuration<text:alphabetical-index-mark-end text:id="IMark1907581706808"/> information.</text:p>
      <text:p text:style-name="P20">As a web component will be created on demand, there is no instance. As a workaround, parameters may be set on the ‘holder’ of the web component.</text:p>
      <text:p text:style-name="CodeExampleHeader"><text:span text:style-name="T44">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18"/>
      <text:p text:style-name="P18">To access the <text:alphabetical-index-mark-start text:id="IMark1907581711992"/>context<text:alphabetical-index-mark-end text:id="IMark1907581711992"/> init parameter, use <text:span text:style-name="T43">the </text:span><text:alphabetical-index-mark-start text:id="IMark1907581708152"/><text:span text:style-name="T43">GetInitParameter</text:span><text:alphabetical-index-mark-end text:id="IMark1907581708152"/><text:span text:style-name="T43"> method of the <text:s/>GetWebComponentConfig.</text:span></text:p>
      <text:p text:style-name="CodeExampleHeader">Code <text:span text:style-name="T44">e</text:span>xample</text:p>
      <text:p text:style-name="SourceCode"/>
      <text:p text:style-name="SourceCode">procedure TExampleComponent.OnGet(Request: <text:alphabetical-index-mark-start text:id="IMark1907581711992"/>TdjRequest<text:alphabetical-index-mark-end text:id="IMark1907581711992"/>; Response: <text:alphabetical-index-mark-start text:id="IMark1907581707288"/>TdjResponse<text:alphabetical-index-mark-end text:id="IMark1907581707288"/>);</text:p>
      <text:p text:style-name="SourceCode">var</text:p>
      <text:p text:style-name="SourceCode"><text:s text:c="2"/>Param: string;</text:p>
      <text:p text:style-name="SourceCode">begin</text:p>
      <text:p text:style-name="SourceCode"><text:s text:c="2"/>Param := <text:span text:style-name="T43">GetWebComponentConfig.GetInitParameter</text:span>('key');</text:p>
      <text:p text:style-name="SourceCode">end;</text:p>
      <text:p text:style-name="SourceCode"/>
      <text:h text:style-name="P86" text:outline-level="2"><text:alphabetical-index-mark-start text:id="IMark1907581711032"/>Setting parameters of a context<text:alphabetical-index-mark-end text:id="IMark1907581711032"/></text:h>
      <text:p text:style-name="P17">A <text:alphabetical-index-mark-start text:id="IMark1907581706808"/>context<text:alphabetical-index-mark-end text:id="IMark1907581706808"/> contains a key-value map which can be used to keep <text:alphabetical-index-mark-start text:id="IMark1907581711992"/>configuration<text:alphabetical-index-mark-end text:id="IMark1907581711992"/> information.</text:p>
      <text:p text:style-name="CodeExampleHeader"><text:span text:style-name="T44">Code </text:span>example</text:p>
      <text:p text:style-name="Delphi_20_Code"/>
      <text:p text:style-name="Delphi_20_Code"><text:alphabetical-index-mark-start text:id="IMark1907581708920"/>Context<text:alphabetical-index-mark-end text:id="IMark1907581708920"/>.<text:alphabetical-index-mark-start text:id="IMark1907581706616"/>SetInitParameter<text:alphabetical-index-mark-end text:id="IMark1907581706616"/>('key', 'value');</text:p>
      <text:p text:style-name="Delphi_20_Code"/>
      <text:p text:style-name="P17"/>
      <text:p text:style-name="P17">To access the <text:alphabetical-index-mark-start text:id="IMark1907581707000"/>context<text:alphabetical-index-mark-end text:id="IMark1907581707000"/> init parameter, use <text:alphabetical-index-mark-start text:id="IMark1907581707768"/>GetInitParameter<text:alphabetical-index-mark-end text:id="IMark1907581707768"/></text:p>
      <text:p text:style-name="P43"><text:span text:style-name="T44">Code ex</text:span>ample</text:p>
      <text:p text:style-name="P25"/>
      <text:p text:style-name="P25">procedure TExampleComponent.OnGet(Request: <text:alphabetical-index-mark-start text:id="IMark1907581711992"/>TdjRequest<text:alphabetical-index-mark-end text:id="IMark1907581711992"/>; Response: <text:alphabetical-index-mark-start text:id="IMark1907581707288"/>TdjResponse<text:alphabetical-index-mark-end text:id="IMark1907581707288"/>);</text:p>
      <text:p text:style-name="P25">var</text:p>
      <text:p text:style-name="P25"><text:s text:c="2"/>Param: string;</text:p>
      <text:p text:style-name="P25">begin</text:p>
      <text:p text:style-name="P25"><text:s text:c="2"/>Param := Config.Get<text:alphabetical-index-mark-start text:id="IMark1907581711032"/>Context<text:alphabetical-index-mark-end text:id="IMark1907581711032"/>.<text:alphabetical-index-mark-start text:id="IMark1907581706424"/><text:alphabetical-index-mark-start text:id="IMark1907581711128"/>GetInitParameter<text:alphabetical-index-mark-end text:id="IMark1907581711128"/><text:alphabetical-index-mark-end text:id="IMark1907581706424"/>('key');</text:p>
      <text:p text:style-name="P25">end;</text:p>
      <text:p text:style-name="P25"/>
      <text:p text:style-name="P17"/>
      <text:p text:style-name="P17">Use <text:alphabetical-index-mark-start text:id="IMark1907581711992"/><text:span text:style-name="T12">GetInitParameter</text:span><text:alphabetical-index-mark-end text:id="IMark1907581711992"/><text:span text:style-name="T12">Names</text:span> to get a list of all parameter names:</text:p>
      <text:p text:style-name="P38"><text:span text:style-name="T44">Code ex</text:span>ample</text:p>
      <text:p text:style-name="P25"/>
      <text:p text:style-name="P25">Config.Get<text:alphabetical-index-mark-start text:id="IMark1907581708920"/>Context<text:alphabetical-index-mark-end text:id="IMark1907581708920"/>.<text:alphabetical-index-mark-start text:id="IMark1907581707768"/><text:alphabetical-index-mark-start text:id="IMark1907581709880"/>GetInitParameter<text:alphabetical-index-mark-end text:id="IMark1907581709880"/>Names<text:alphabetical-index-mark-end text:id="IMark1907581707768"/>;</text:p>
      <text:p text:style-name="P25"/>
      <text:p text:style-name="Standard"/>
      <text:h text:style-name="Heading_20_2" text:outline-level="2">Unicode (<text:alphabetical-index-mark-start text:id="IMark1907581707000"/>UTF-8<text:alphabetical-index-mark-end text:id="IMark1907581707000"/>)</text:h>
      <text:p text:style-name="Standard">By setting the Response <text:alphabetical-index-mark-start text:id="IMark1907581711992"/>ContentType<text:alphabetical-index-mark-end text:id="IMark1907581711992"/> and <text:alphabetical-index-mark-start text:id="IMark1907581711032"/>CharSet<text:alphabetical-index-mark-end text:id="IMark1907581711032"/>, the server can respond with Unicode content<text:note text:id="ftn1" text:note-class="footnote"><text:note-citation>1</text:note-citation><text:note-body><text:p text:style-name="Footnote">Response.ContentType should be set before Response.CharSet</text:p></text:note-body></text:note>:</text:p>
      <text:p text:style-name="P38"><text:span text:style-name="T44">Code ex</text:span>ample</text:p>
      <text:p text:style-name="Preformatted_20_Text"/>
      <text:p text:style-name="Preformatted_20_Text">procedure THelloPage.OnGet(Request: <text:alphabetical-index-mark-start text:id="IMark1907581709880"/>TdjRequest<text:alphabetical-index-mark-end text:id="IMark1907581709880"/>;</text:p>
      <text:p text:style-name="Preformatted_20_Text"><text:s text:c="2"/>Response: <text:alphabetical-index-mark-start text:id="IMark1907581709880"/>TdjResponse<text:alphabetical-index-mark-end text:id="IMark1907581709880"/>);</text:p>
      <text:p text:style-name="Preformatted_20_Text">begin</text:p>
      <text:p text:style-name="Preformatted_20_Text"><text:s text:c="2"/>Response.<text:alphabetical-index-mark-start text:id="IMark1907581708920"/>ContentText<text:alphabetical-index-mark-end text:id="IMark1907581708920"/> := '<text:span text:style-name="T26">中文</text:span>';</text:p>
      <text:p text:style-name="Preformatted_20_Text"><text:s text:c="2"/>Response.<text:alphabetical-index-mark-start text:id="IMark1907581711032"/>ContentType<text:alphabetical-index-mark-end text:id="IMark1907581711032"/> := 'text/plain';</text:p>
      <text:p text:style-name="Preformatted_20_Text"><text:s text:c="2"/>Response.<text:alphabetical-index-mark-start text:id="IMark1907581708152"/>CharSet<text:alphabetical-index-mark-end text:id="IMark1907581708152"/> := '<text:alphabetical-index-mark-start text:id="IMark1907581711032"/>utf-8<text:alphabetical-index-mark-end text:id="IMark1907581711032"/>'; </text:p>
      <text:p text:style-name="Preformatted_20_Text">end;</text:p>
      <text:p text:style-name="Preformatted_20_Text"/>
      <text:p text:style-name="Heading_20_4"/>
      <text:h text:style-name="Heading_20_2" text:outline-level="2"><text:alphabetical-index-mark-start text:id="IMark1907581707288"/>HTML Encoding<text:alphabetical-index-mark-end text:id="IMark1907581707288"/> of <text:alphabetical-index-mark-start text:id="IMark1907581709880"/>special characters<text:alphabetical-index-mark-end text:id="IMark1907581709880"/></text:h>
      <text:p text:style-name="Standard">If the web component returns HTML, some characters have to be replaced as they are HTML entities.</text:p>
      <text:p text:style-name="Standard">Unit <text:alphabetical-index-mark-start text:id="IMark1907581709880"/><text:span text:style-name="T12">djGlobal</text:span><text:alphabetical-index-mark-end text:id="IMark1907581709880"/> contains the <text:alphabetical-index-mark-start text:id="IMark1907581707288"/><text:span text:style-name="T12">HTMLEncode</text:span><text:alphabetical-index-mark-end text:id="IMark1907581707288"/> function which replaces &lt;, &gt; , &amp; and “ to the corresponding HTML entities <text:span text:style-name="T2">&amp;lt;</text:span>, <text:span text:style-name="T12">&amp;gt;</text:span>, <text:span text:style-name="T12">&amp;amp;</text:span> and <text:span text:style-name="T12">&amp;quot;</text:span>.</text:p>
      <text:p text:style-name="Standard">Important: only inner text (between HTML elements) must be encoded.</text:p>
      <text:p text:style-name="P38"><text:span text:style-name="T44">Code ex</text:span>ample</text:p>
      <text:p text:style-name="Preformatted_20_Text"/>
      <text:p text:style-name="Preformatted_20_Text">procedure THelloPage.OnGet(Request: <text:alphabetical-index-mark-start text:id="IMark1907581711032"/>TdjRequest<text:alphabetical-index-mark-end text:id="IMark1907581711032"/>;</text:p>
      <text:p text:style-name="Preformatted_20_Text"><text:s text:c="2"/>Response: <text:alphabetical-index-mark-start text:id="IMark1907581708152"/>TdjResponse<text:alphabetical-index-mark-end text:id="IMark1907581708152"/>);</text:p>
      <text:p text:style-name="Preformatted_20_Text">begin</text:p>
      <text:p text:style-name="Preformatted_20_Text"><text:s text:c="2"/>Response.<text:alphabetical-index-mark-start text:id="IMark1907581707384"/>ContentText<text:alphabetical-index-mark-end text:id="IMark1907581707384"/> := '<text:span text:style-name="T12">&lt;html&gt;&lt;p&gt;' + </text:span><text:alphabetical-index-mark-start text:id="IMark1907581706424"/><text:span text:style-name="T12">HTMLEncode</text:span><text:alphabetical-index-mark-end text:id="IMark1907581706424"/><text:span text:style-name="T12">('rhythm &amp; blues') + '&lt;/p&gt;&lt;/html&gt;</text:span>';</text:p>
      <text:p text:style-name="Preformatted_20_Text"><text:s text:c="2"/>Response.<text:alphabetical-index-mark-start text:id="IMark1907581708152"/>ContentType<text:alphabetical-index-mark-end text:id="IMark1907581708152"/> := 'text/html';</text:p>
      <text:p text:style-name="Preformatted_20_Text"><text:s text:c="2"/>Response.<text:alphabetical-index-mark-start text:id="IMark1907581708920"/>CharSet<text:alphabetical-index-mark-end text:id="IMark1907581708920"/> := '<text:alphabetical-index-mark-start text:id="IMark1907581707768"/>utf-8<text:alphabetical-index-mark-end text:id="IMark1907581707768"/>';</text:p>
      <text:p text:style-name="Preformatted_20_Text">end;</text:p>
      <text:p text:style-name="Preformatted_20_Text"/>
      <text:p text:style-name="Standard"/>
      <text:h text:style-name="Heading_20_1" text:outline-level="1">Web Components and <text:alphabetical-index-mark-start text:id="IMark1907581711032"/>multi-threading<text:alphabetical-index-mark-end text:id="IMark1907581711032"/></text:h>
      <text:h text:style-name="Heading_20_2" text:outline-level="2">Design rules for your Web Components</text:h>
      <text:h text:style-name="P52" text:outline-level="3">Design for <text:alphabetical-index-mark-start text:id="IMark1907581711128"/>multi-threaded<text:alphabetical-index-mark-end text:id="IMark1907581711128"/> operation</text:h>
      <text:p text:style-name="Standard"><text:span text:style-name="T14">When we say that a program is </text:span><text:alphabetical-index-mark-start text:id="IMark1907581707288"/><text:span text:style-name="T18">multi-threaded</text:span><text:alphabetical-index-mark-end text:id="IMark1907581707288"/><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8">single instance of code</text:span><text:span text:style-name="T14">. This means that more than one sequential flow of control runs through the same memory block.</text:span></text:p>
      <text:p text:style-name="P5">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1907581711224"/><text:span text:style-name="T14">OnGet</text:span><text:alphabetical-index-mark-end text:id="IMark1907581711224"/><text:span text:style-name="T14"> (or </text:span><text:alphabetical-index-mark-start text:id="IMark1907581711992"/><text:span text:style-name="T14">OnPost</text:span><text:alphabetical-index-mark-end text:id="IMark1907581711992"/><text:span text:style-name="T14">) method, when two or more threads execute it at the same time? Look at the example below. If two threads execute </text:span><text:alphabetical-index-mark-start text:id="IMark1907581711032"/><text:span text:style-name="T14">OnGet</text:span><text:alphabetical-index-mark-end text:id="IMark1907581711032"/><text:span text:style-name="T14">, they both will read and increment the value of the private </text:span><text:span text:style-name="T18">MyVar</text:span><text:span text:style-name="T14"> variable, with unexpected results.</text:span></text:p>
      <text:p text:style-name="P42"><text:span text:style-name="T44">Code ex</text:span>ample</text:p>
      <text:p text:style-name="Preformatted_20_Text">type</text:p>
      <text:p text:style-name="Preformatted_20_Text"><text:s text:c="2"/><text:alphabetical-index-mark-start text:id="IMark1907581706616"/><text:alphabetical-index-mark-start text:id="IMark1907581706424"/>TMyWebPage<text:alphabetical-index-mark-end text:id="IMark1907581706424"/><text:alphabetical-index-mark-end text:id="IMark1907581706616"/> = class(<text:alphabetical-index-mark-start text:id="IMark1907581706808"/><text:alphabetical-index-mark-start text:id="IMark1907581707000"/>TdjWebComponent<text:alphabetical-index-mark-end text:id="IMark1907581707000"/><text:alphabetical-index-mark-end text:id="IMark190758170680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907581709880"/>OnGet<text:alphabetical-index-mark-end text:id="IMark1907581709880"/>(<text:alphabetical-index-mark-start text:id="IMark1907581706424"/>Request<text:alphabetical-index-mark-end text:id="IMark1907581706424"/>: <text:alphabetical-index-mark-start text:id="IMark1907581711992"/><text:alphabetical-index-mark-start text:id="IMark1907581711224"/><text:alphabetical-index-mark-start text:id="IMark1907581706808"/>TdjRequest<text:alphabetical-index-mark-end text:id="IMark1907581706808"/><text:alphabetical-index-mark-end text:id="IMark1907581711224"/><text:alphabetical-index-mark-end text:id="IMark1907581711992"/><text:alphabetical-index-mark text:string-value=" "/><text:alphabetical-index-mark text:string-value=" "/>; <text:alphabetical-index-mark-start text:id="IMark1907581708152"/>Response<text:alphabetical-index-mark-end text:id="IMark1907581708152"/>:</text:p>
      <text:p text:style-name="Preformatted_20_Text"><text:s text:c="6"/><text:alphabetical-index-mark-start text:id="IMark1907581708920"/><text:alphabetical-index-mark-start text:id="IMark1907581709016"/><text:alphabetical-index-mark-start text:id="IMark1907581711032"/>TdjResponse<text:alphabetical-index-mark-end text:id="IMark1907581711032"/><text:alphabetical-index-mark-end text:id="IMark1907581709016"/><text:alphabetical-index-mark-end text:id="IMark1907581708920"/><text:alphabetical-index-mark text:string-value=" "/><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07581707288"/>TMyWebPage<text:alphabetical-index-mark-end text:id="IMark1907581707288"/> }</text:p>
      <text:p text:style-name="Preformatted_20_Text"/>
      <text:p text:style-name="Preformatted_20_Text">procedure <text:alphabetical-index-mark-start text:id="IMark1907581711032"/>TMyWebPage<text:alphabetical-index-mark-end text:id="IMark1907581711032"/>.<text:alphabetical-index-mark-start text:id="IMark1907581711992"/>OnGet<text:alphabetical-index-mark-end text:id="IMark1907581711992"/>(<text:alphabetical-index-mark-start text:id="IMark1907581708920"/>Request<text:alphabetical-index-mark-end text:id="IMark1907581708920"/>: <text:alphabetical-index-mark-start text:id="IMark1907581709016"/><text:alphabetical-index-mark-start text:id="IMark1907581706616"/>TdjRequest<text:alphabetical-index-mark-end text:id="IMark1907581706616"/><text:alphabetical-index-mark-end text:id="IMark1907581709016"/><text:alphabetical-index-mark text:string-value=" "/><text:alphabetical-index-mark text:string-value=" "/>;</text:p>
      <text:p text:style-name="Preformatted_20_Text"><text:s text:c="2"/><text:alphabetical-index-mark-start text:id="IMark1907581711032"/>Response<text:alphabetical-index-mark-end text:id="IMark1907581711032"/>: <text:alphabetical-index-mark-start text:id="IMark1907581709880"/><text:alphabetical-index-mark-start text:id="IMark1907581706424"/>TdjResponse<text:alphabetical-index-mark-end text:id="IMark1907581706424"/><text:alphabetical-index-mark-end text:id="IMark1907581709880"/><text:alphabetical-index-mark text:string-value=" "/><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24">end;</text:p>
      <text:p text:style-name="P5"/>
      <text:p text:style-name="Standard"><text:span text:style-name="T14">It would not be practical to build a site that required a Web Component to be instantiated for each </text:span><text:alphabetical-index-mark-start text:id="IMark1907581707000"/><text:span text:style-name="T14">request</text:span><text:alphabetical-index-mark-end text:id="IMark1907581707000"/><text:span text:style-name="T14">. </text:span><text:span text:style-name="T16">Web Components</text:span><text:span text:style-name="T14"> are </text:span><text:alphabetical-index-mark-start text:id="IMark1907581711992"/><text:span text:style-name="T16">multi-threaded</text:span><text:alphabetical-index-mark-end text:id="IMark1907581711992"/><text:span text:style-name="T14"> by design, this means a single instance will handle all </text:span><text:alphabetical-index-mark-start text:id="IMark1907581708920"/><text:span text:style-name="T14">HTTP</text:span><text:alphabetical-index-mark-end text:id="IMark1907581708920"/><text:span text:style-name="T14"> </text:span><text:alphabetical-index-mark-start text:id="IMark1907581711032"/><text:span text:style-name="T14">request</text:span><text:alphabetical-index-mark-end text:id="IMark1907581711032"/><text:span text:style-name="T14">s.</text:span></text:p>
      <text:p text:style-name="Standard"><text:span text:style-name="T14">The framework allocates a thread for </text:span><text:span text:style-name="T18">each new </text:span><text:alphabetical-index-mark-start text:id="IMark1907581709880"/><text:span text:style-name="T18">request</text:span><text:alphabetical-index-mark-end text:id="IMark1907581709880"/><text:span text:style-name="T14"> for a single Web Component without any special programming. </text:span></text:p>
      <text:p text:style-name="Standard"><text:span text:style-name="T14">To avoid multithreading problems, only use </text:span><text:span text:style-name="T18">read-only</text:span><text:span text:style-name="T14"> or </text:span><text:span text:style-name="T18">application-wide</text:span><text:span text:style-name="T14"> variables in a Web Component.</text:span></text:p>
      <text:p text:style-name="P5"><text:soft-page-break/>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Synchronization</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1907581711032"/><text:span text:style-name="T7">request</text:span><text:alphabetical-index-mark-end text:id="IMark1907581711032"/><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Web Components thread implementation</text:h>
      <text:h text:style-name="Heading_20_3" text:outline-level="3">Q: <text:bookmark text:name="servlet-threaded"/>Are Web Components <text:alphabetical-index-mark-start text:id="IMark1907581706424"/>multi-threaded<text:alphabetical-index-mark-end text:id="IMark1907581706424"/>? </text:h>
      <text:p text:style-name="Text_20_body">A: Yes, Web Components are normally <text:alphabetical-index-mark-start text:id="IMark1907581708920"/>multi-threaded<text:alphabetical-index-mark-end text:id="IMark1907581708920"/>. The Web Component server allocates a thread for each new <text:alphabetical-index-mark-start text:id="IMark1907581711224"/>request<text:alphabetical-index-mark-end text:id="IMark1907581711224"/> for a single Web Component without any special programming. Each <text:alphabetical-index-mark-start text:id="IMark1907581711032"/>request<text:alphabetical-index-mark-end text:id="IMark1907581711032"/>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907581711032"/>request<text:alphabetical-index-mark-end text:id="IMark1907581711032"/>s?</text:p>
      <text:p text:style-name="Standard">A: The way that the server handles <text:alphabetical-index-mark-start text:id="IMark1907581707000"/>request<text:alphabetical-index-mark-end text:id="IMark1907581707000"/>s is not prescribed to this extent; it may use a single Web Component, it may use Web Component pooling, it depends on the internal system architecture. New threads are not necessarily created for every Web Component <text:alphabetical-index-mark-start text:id="IMark1907581709880"/>request<text:alphabetical-index-mark-end text:id="IMark1907581709880"/> but may be recycled through a worker thread pool for efficiency. The point is that you should write your Web Component code to take account of a <text:alphabetical-index-mark-start text:id="IMark1907581708920"/>multi-threaded<text:alphabetical-index-mark-end text:id="IMark1907581708920"/> <text:alphabetical-index-mark-start text:id="IMark1907581709016"/>context<text:alphabetical-index-mark-end text:id="IMark1907581709016"/> regardless of the server implementation you happen to be using.</text:p>
      <text:p text:style-name="Heading_20_4"><text:bookmark text:name="servletaccept"/>Q: Can my Web Component control the number of threads it accepts? </text:p>
      <text:p text:style-name="Standard">A: Your Web Component should be designed to be thread safe and not to anticipate any limit to the number of concurrent <text:alphabetical-index-mark-start text:id="IMark1907581709880"/>request<text:alphabetical-index-mark-end text:id="IMark1907581709880"/>s it will receive.</text:p>
      <text:h text:style-name="P85" text:outline-level="1">Appendix</text:h>
      <text:h text:style-name="P87" text:outline-level="2">Frequently Asked Questions</text:h>
      <text:h text:style-name="Heading_20_3" text:outline-level="3">How do I allow connections from other computers?</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8"><text:span text:style-name="T44">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Why does the server fail to run with port 80?</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9">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9">Find the process name (requires administrator privileges)</text:p>
      <text:p text:style-name="Standard">Run the following from an elevated command prompt: </text:p>
      <text:p text:style-name="Delphi_20_Code"><text:line-break/>netstat -ab <text:line-break/></text:p>
      <text:p text:style-name="P9"/>
      <text:p text:style-name="Standard">Example output:</text:p>
      <text:p text:style-name="Delphi_20_Code"><text:soft-page-break/></text:p>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9">Solutions:</text:p>
      <text:list xml:id="list2612992352" text:style-name="L27">
        <text:list-item>
          <text:p text:style-name="P80">stop the application or service with this process ID, and try again</text:p>
        </text:list-item>
        <text:list-item>
          <text:p text:style-name="P80">use a different port (for example 8080)</text:p>
        </text:list-item>
      </text:list>
      <text:p text:style-name="Standard">Related articles:</text:p>
      <text:list xml:id="list1422661021" text:style-name="L28">
        <text:list-item>
          <text:p text:style-name="P81"><text:a xlink:type="simple" xlink:href="http://stackoverflow.com/questions/20558410" text:style-name="Internet_20_link" text:visited-style-name="Visited_20_Internet_20_Link">http://stackoverflow.com/questions/20558410</text:a></text:p>
        </text:list-item>
        <text:list-item>
          <text:p text:style-name="P81"><text:a xlink:type="simple" xlink:href="http://serverfault.com/questions/316514" text:style-name="Internet_20_link" text:visited-style-name="Visited_20_Internet_20_Link">http://serverfault.com/questions/316514</text:a></text:p>
        </text:list-item>
      </text:list>
      <text:p text:style-name="Standard"/>
      <text:h text:style-name="Heading_20_3" text:outline-level="3">Linux <text:span text:style-name="T40">(unsupported)</text:span></text:h>
      <text:p text:style-name="P10">Checking out Indy on Linux</text:p>
      <text:p text:style-name="P35"/>
      <text:p text:style-name="P34"><text:span text:style-name="T27">alice@dev-pc:~$ </text:span><text:span text:style-name="T12">svn co https://svn.atozed.com:444/svn/Indy10/trunk indy-10.6 --username Indy-Public-RO</text:span><text:line-break/></text:p>
      <text:h text:style-name="Heading_20_1" text:outline-level="1">Advanced Topics</text:h>
      <text:h text:style-name="Heading_20_2" text:outline-level="2"><text:alphabetical-index-mark-start text:id="IMark1907581707768"/>Exception stack traces<text:alphabetical-index-mark-end text:id="IMark1907581707768"/> </text:h>
      <text:h text:style-name="Heading_20_3" text:outline-level="3">Stack traces with <text:alphabetical-index-mark-start text:id="IMark1907581711032"/><text:alphabetical-index-mark-start text:id="IMark1907581711128"/>madExcept<text:alphabetical-index-mark-end text:id="IMark1907581711128"/><text:alphabetical-index-mark-end text:id="IMark1907581711032"/></text:h>
      <text:p text:style-name="Illustration"><draw:frame draw:style-name="fr6" draw:name="Grafik4" text:anchor-type="paragraph" svg:width="17cm" svg:height="13.573cm" draw:z-index="0"><draw:image xlink:href="Pictures/10000000000003EA00000320B1AF23A4442B2DE0.png" xlink:type="simple" xlink:show="embed" xlink:actuate="onLoad" loext: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907581707768"/><text:span text:style-name="FlowSource">MADEXCEPT</text:span><text:alphabetical-index-mark-end text:id="IMark1907581707768"/> in the project settings will enable stack traces on <text:alphabetical-index-mark-start text:id="IMark1907581708152"/><text:alphabetical-index-mark-start text:id="IMark1907581711032"/>exceptions<text:alphabetical-index-mark-end text:id="IMark1907581711032"/><text:alphabetical-index-mark-end text:id="IMark1907581708152"/>. The stack traces will appear in the HTML response and – if <text:span text:style-name="FlowSource">DARAJA_LOGGING</text:span> is defined - <text:s/>in the log output.</text:p>
      <text:p text:style-name="Standard">Note this is an un<text:alphabetical-index-mark-start text:id="IMark1907581707768"/>support<text:alphabetical-index-mark-end text:id="IMark1907581707768"/>ed bonus feature and only has been tested with <text:alphabetical-index-mark-start text:id="IMark1907581708152"/>madExcept<text:alphabetical-index-mark-end text:id="IMark1907581708152"/> version 3.</text:p>
      <text:h text:style-name="Heading_20_3" text:outline-level="3"><text:soft-page-break/>Stack traces with JclDebug</text:h>
      <text:p text:style-name="Standard"><draw:frame draw:style-name="fr2" draw:name="Rahmen6" text:anchor-type="paragraph" svg:width="17cm" draw:z-index="12"><draw:text-box fo:min-height="13.688cm"><text:p text:style-name="Illustration"><draw:frame draw:style-name="fr7" draw:name="Grafik10" text:anchor-type="paragraph" svg:width="17cm" svg:height="13.688cm" style:rel-height="scale" draw:z-index="13"><draw:image xlink:href="Pictures/10000000000003E400000322EE7C5DBA405B6051.png" xlink:type="simple" xlink:show="embed" xlink:actuate="onLoad" loext:mime-type="image/png"/></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907581709880"/><text:alphabetical-index-mark-start text:id="IMark1907581707384"/>exceptions<text:alphabetical-index-mark-end text:id="IMark1907581707384"/><text:alphabetical-index-mark-end text:id="IMark1907581709880"/>. The stack traces will appear in the HTML response and – if <text:span text:style-name="FlowSource">DARAJA_LOGGING</text:span> is defined<text:span text:style-name="T45"> – </text:span>in the log output.</text:p>
      <text:p text:style-name="Standard">Note: this is an un<text:alphabetical-index-mark-start text:id="IMark1907581711032"/>support<text:alphabetical-index-mark-end text:id="IMark1907581711032"/>ed feature, tested with Jedi Code Library version 2.6.0.5178</text:p>
      <text:h text:style-name="Heading_20_2" text:outline-level="2"><text:alphabetical-index-mark-start text:id="IMark1907581711128"/>Configuration<text:alphabetical-index-mark-end text:id="IMark1907581711128"/> of internal Indy HTTP Server</text:h>
      <text:p text:style-name="Standard">The new property <text:alphabetical-index-mark-start text:id="IMark1907581707768"/>HTTPServer<text:alphabetical-index-mark-end text:id="IMark1907581707768"/> of the class <text:alphabetical-index-mark-start text:id="IMark1907581706424"/>TdjHTTPConnector<text:alphabetical-index-mark-end text:id="IMark1907581706424"/> allows to query and modify properties of the internal Indy HTTP server component.</text:p>
      <text:h text:style-name="Heading_20_3" text:outline-level="3"><text:alphabetical-index-mark-start text:id="IMark1907581709880"/>MaxConnections<text:alphabetical-index-mark-end text:id="IMark1907581709880"/> example</text:h>
      <text:p text:style-name="Standard">To reject new HTTP connections in high load situations, set the server property <text:alphabetical-index-mark-start text:id="IMark1907581711992"/>MaxConnections<text:alphabetical-index-mark-end text:id="IMark1907581711992"/>:</text:p>
      <text:p text:style-name="P38"><text:span text:style-name="T44">Code ex</text:span>ample</text:p>
      <text:p text:style-name="SourceCode"/>
      <text:p text:style-name="SourceCode">// allow a maximum of 100 concurrent connections</text:p>
      <text:p text:style-name="SourceCode">Connector.HTTPServer.<text:alphabetical-index-mark-start text:id="IMark1907581711032"/>MaxConnections<text:alphabetical-index-mark-end text:id="IMark1907581711032"/> := 100;<text:line-break/></text:p>
      <text:p text:style-name="Standard"/>
      <text:p text:style-name="Standard">The library will log refused connections (if logging is enabled) with status “warning”.</text:p>
      <text:h text:style-name="Heading_20_3" text:outline-level="3">Thread pool example</text:h>
      <text:p text:style-name="Standard">A thread pool with a maximum number of threads can be configured for the HTTP server.</text:p>
      <text:p text:style-name="Standard">In this code example a thread pool scheduler with 20 threads is created and used:</text:p>
      <text:p text:style-name="P38"><text:span text:style-name="T44">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alphabetical-index-mark-start text:id="IMark1907581707288"/>Interceptor<text:alphabetical-index-mark-end text:id="IMark1907581707288"/> example</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907581707288"/>interceptor<text:alphabetical-index-mark-end text:id="IMark1907581707288"/> output.</text:p>
      <text:p text:style-name="P38"><text:soft-page-break/><text:span text:style-name="T44">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907581706424"/>Context<text:alphabetical-index-mark-end text:id="IMark1907581706424"/>: TdjWebApp<text:alphabetical-index-mark-start text:id="IMark1907581708056"/>Context<text:alphabetical-index-mark-end text:id="IMark1907581708056"/>;</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907581711032"/>Context<text:alphabetical-index-mark-end text:id="IMark1907581711032"/> := TdjWebApp<text:alphabetical-index-mark-start text:id="IMark1907581711128"/>Context<text:alphabetical-index-mark-end text:id="IMark1907581711128"/>.Create('get');</text:p>
      <text:p text:style-name="SourceCode"><text:s text:c="6"/><text:alphabetical-index-mark-start text:id="IMark1907581709880"/>Context<text:alphabetical-index-mark-end text:id="IMark1907581709880"/>.Add(TNoOpComponent, '/hello');</text:p>
      <text:p text:style-name="SourceCode"><text:s text:c="6"/>Server.Add(<text:alphabetical-index-mark-start text:id="IMark1907581709880"/>Context<text:alphabetical-index-mark-end text:id="IMark1907581709880"/>);</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88" text:outline-level="2">SLF4P support</text:h>
      <text:p text:style-name="P11">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IDE <text:alphabetical-index-mark-start text:id="IMark1907581711032"/>configuration<text:alphabetical-index-mark-end text:id="IMark1907581711032"/></text:h>
      <text:p text:style-name="Standard">In order to compile with <text:span text:style-name="T34">logging</text:span> <text:alphabetical-index-mark-start text:id="IMark1907581709880"/>support<text:alphabetical-index-mark-end text:id="IMark1907581709880"/>, add the conditional symbol <text:alphabetical-index-mark-start text:id="IMark1907581711032"/><text:span text:style-name="T19">DARAJA_LOGGING</text:span><text:alphabetical-index-mark-end text:id="IMark1907581711032"/> to the project options:</text:p>
      <text:list xml:id="list2261702748" text:style-name="L29">
        <text:list-item>
          <text:p text:style-name="P82">in Delphi, choose Project | Options... | Delphi Compiler &gt; Conditional defines and add <text:span text:style-name="FlowSource">DARAJA_LOGGING</text:span></text:p>
        </text:list-item>
        <text:list-item>
          <text:p text:style-name="P82">in Lazarus, choose Project | Project Options … | Compiler Options &gt; Other and add <text:span text:style-name="FlowSource">-dDARAJA_LOGGING</text:span> in the Custom options field</text:p>
        </text:list-item>
      </text:list>
      <text:h text:style-name="Heading_20_1" text:outline-level="1">Unit Tests</text:h>
      <text:h text:style-name="Heading_20_2" text:outline-level="2">Expected <text:alphabetical-index-mark-start text:id="IMark1907581707288"/>Exceptions<text:alphabetical-index-mark-end text:id="IMark1907581707288"/></text:h>
      <text:p text:style-name="Standard">During the unit tests, some expected <text:alphabetical-index-mark-start text:id="IMark1907581711992"/>exceptions<text:alphabetical-index-mark-end text:id="IMark1907581711992"/> will be thrown. In the Delphi IDE, these <text:alphabetical-index-mark-start text:id="IMark1907581706424"/>exceptions<text:alphabetical-index-mark-end text:id="IMark1907581706424"/> should not cause the debugger to interrupt program execution.</text:p>
      <text:p text:style-name="Standard">To fix this, either add the <text:alphabetical-index-mark-start text:id="IMark1907581709880"/>exceptions<text:alphabetical-index-mark-end text:id="IMark1907581709880"/> in the IDE options dialog (“Exception types to ignore”) or check the option “Ignore this exception type” in the dialog:</text:p>
      <text:p text:style-name="Illustration"><draw:frame draw:style-name="fr8" draw:name="Grafik5" text:anchor-type="paragraph" svg:width="12cm" svg:height="3.281cm" draw:z-index="3"><draw:image xlink:href="Pictures/1000000000000265000000A8A978CA0FAB1D2DCE.png" xlink:type="simple" xlink:show="embed" xlink:actuate="onLoad" loext:mime-type="image/png"/></draw:frame>Illustration <text:sequence text:ref-name="refIllustration6" text:name="Illustration" text:formula="ooow:Illustration+1" style:num-format="1">7</text:sequence>: Debugger Exception Notification</text:p>
      <text:p text:style-name="Standard">Currently these <text:alphabetical-index-mark-start text:id="IMark1907581706616"/>exceptions<text:alphabetical-index-mark-end text:id="IMark1907581706616"/> are thrown in the tests:</text:p>
      <text:list xml:id="list3128211015" text:style-name="L30">
        <text:list-item>
          <text:p text:style-name="P83"><text:alphabetical-index-mark-start text:id="IMark1907581706424"/>EidHTTPProtocolException<text:alphabetical-index-mark-end text:id="IMark1907581706424"/></text:p>
        </text:list-item>
        <text:list-item>
          <text:p text:style-name="P83"><text:alphabetical-index-mark-start text:id="IMark1907581711992"/>EWebComponentException<text:alphabetical-index-mark-end text:id="IMark1907581711992"/></text:p>
        </text:list-item>
        <text:list-item>
          <text:p text:style-name="P50"><text:alphabetical-index-mark-start text:id="IMark1907581711032"/>EUnitTestException<text:alphabetical-index-mark-end text:id="IMark1907581711032"/></text:p>
        </text:list-item>
      </text:list>
      <text:h text:style-name="Heading_20_1" text:outline-level="1">Example Web Components</text:h>
      <text:h text:style-name="Heading_20_2" text:outline-level="2"><text:alphabetical-index-mark-start text:id="IMark1907581711992"/>TdjDefaultWebComponent<text:alphabetical-index-mark-end text:id="IMark1907581711992"/></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8"><text:span text:style-name="T44">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907581707384"/>static resource folder<text:alphabetical-index-mark-end text:id="IMark1907581707384"/>.</text:p>
      <text:p text:style-name="Standard">The static resource folder is located under the <text:span text:style-name="T23">webapps</text:span> directory of the server and has the same name as the context. Example directory:</text:p>
      <text:p text:style-name="P33"><text:line-break/> \MyWebApp</text:p>
      <text:p text:style-name="P33"><text:s text:c="2"/>- MyWebApp.exe</text:p>
      <text:p text:style-name="P33"><text:s text:c="2"/>- \webapps</text:p>
      <text:p text:style-name="P32"><text:span text:style-name="T23"><text:s text:c="4"/>- \myapp1 ← folder for static resource files in context “myapp1”&gt;</text:span><text:span text:style-name="T24"><text:line-break/></text:span></text:p>
      <text:h text:style-name="Heading_20_2" text:outline-level="2"><text:alphabetical-index-mark-start text:id="IMark1907581706424"/>TdjNCSALogHandler<text:alphabetical-index-mark-end text:id="IMark1907581706424"/></text:h>
      <text:p text:style-name="Standard">TdjNCSALogHandler is a web component which provides logging support in the NCSA log format.<text:note text:id="ftn2" text:note-class="footnote"><text:note-citation>2</text:note-citation><text:note-body><text:p text:style-name="P37"><text:a xlink:type="simple" xlink:href="https://en.wikipedia.org/wiki/Common_Log_Format" text:style-name="Internet_20_link" text:visited-style-name="Visited_20_Internet_20_Link"><text:span text:style-name="T39">https://en.wikipedia.org/wiki/Common_Log_Format</text:span></text:a></text:p></text:note-body></text:note></text:p>
      <text:p text:style-name="Standard">To add it to the handler chain, create an instance of this class, then <text:span text:style-name="T41">add the handler</text:span> to the <text:span text:style-name="T41">s</text:span>erver:</text:p>
      <text:p text:style-name="P38"><text:span text:style-name="T44">Code ex</text:span>ample</text:p>
      <text:p text:style-name="SourceCode"/>
      <text:p text:style-name="SourceCode"><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41">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djStatisticsHandler</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41">add</text:span> it to the <text:span text:style-name="T41">s</text:span>erver <text:span text:style-name="T41">handlers</text:span>:</text:p>
      <text:p text:style-name="P38"><text:span text:style-name="T44">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alphabetical-index-mark-start text:id="IMark1907581711032"/><text:span text:style-name="T35">Other optional</text:span> units<text:alphabetical-index-mark-end text:id="IMark1907581711032"/></text:h>
      <text:h text:style-name="Heading_20_2" text:outline-level="2"><text:alphabetical-index-mark-start text:id="IMark1907581711032"/>ShutdownHelper<text:alphabetical-index-mark-end text:id="IMark1907581711032"/></text:h>
      <text:p text:style-name="Standard">This unit is included in the <text:span text:style-name="FlowSource">demo/commons</text:span> folder and registers a console control event handler.</text:p>
      <text:p text:style-name="Standard">It has one method, <text:alphabetical-index-mark-start text:id="IMark1907581711032"/><text:span text:style-name="T12">SetShutdownHook</text:span><text:alphabetical-index-mark-end text:id="IMark1907581711032"/>.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8"><text:span text:style-name="T44">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RESTful service development</text:h>
      <text:p text:style-name="P30"><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89" text:outline-level="2">Requirements</text:h>
      <text:p text:style-name="P16">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Limitations</text:h>
      <text:p text:style-name="P15">Th<text:span text:style-name="T39">e daraja-restful</text:span> library does not compile with Free Pascal <text:span text:style-name="T39">by default</text:span>. It uses Delphi specific language constructs for anonymous methods.</text:p>
      <text:p text:style-name="P15"><text:span text:style-name="T39">Starting w</text:span>ith version 2.0, the <text:span text:style-name="T39">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Introduction</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Every resource should support the HTTP common operations. Resources are identified by global IDs (which are typically URIs<text:note text:id="ftn3" text:note-class="footnote"><text:note-citation>3</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4" text:note-class="footnote"><text:note-citation>4</text:note-citation><text:note-body><text:p text:style-name="Footnote">http://en.wikipedia.org/wiki/Representational_state_transfer#Constraints</text:p></text:note-body></text:note></text:p>
      <text:h text:style-name="Heading_20_2" text:outline-level="2">Step by step example</text:h>
      <text:p text:style-name="Standard">To implement a RESTful web service with <text:alphabetical-index-mark-start text:id="IMark1907581711032"/>TdjRestfulComponent<text:alphabetical-index-mark-end text:id="IMark1907581711032"/>, follow these steps:</text:p>
      <text:list xml:id="list1414140609" text:style-name="L31">
        <text:list-item>
          <text:p text:style-name="P84">declare a custom subclass of TdjRestfulComponent</text:p>
        </text:list-item>
        <text:list-item>
          <text:p text:style-name="P84">in this subclass, override the Init method</text:p>
        </text:list-item>
        <text:list-item>
          <text:p text:style-name="P84">configure the RESTful services in your Init method</text:p>
        </text:list-item>
        <text:list-item>
          <text:p text:style-name="P84">register the class with the server</text:p>
        </text:list-item>
      </text:list>
      <text:h text:style-name="Heading_20_3" text:outline-level="3">Demo project</text:h>
      <text:p text:style-name="Standard">This code is based on the RESTful web services example project RESTfulDemo.dpr in the /demo/restful folder.</text:p>
      <text:p text:style-name="Heading_20_4">Step 1: declare a custom subclass of TdjRestfulComponent</text:p>
      <text:p text:style-name="P38"><text:span text:style-name="T44">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4">Code ex</text:span>ample</text:p>
      <text:p text:style-name="SourceCode">{ TMyRestfulComponent }</text:p>
      <text:p text:style-name="SourceCode"/>
      <text:p text:style-name="SourceCode">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38"><text:span text:style-name="T44">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oft-page-break/><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38"><text:span text:style-name="T44">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alphabetical-index-mark-start text:id="IMark1907581711032"/>REST<text:alphabetical-index-mark-end text:id="IMark1907581711032"/> configuration commands</text:h>
      <table:table table:name="Tabelle4" table:style-name="Tabelle4">
        <table:table-column table:style-name="Tabelle4.A"/>
        <table:table-column table:style-name="Tabelle4.B"/>
        <table:table-row>
          <table:table-cell table:style-name="Tabelle4.A1" office:value-type="string">
            <text:p text:style-name="P29">Command</text:p>
          </table:table-cell>
          <table:table-cell table:style-name="Tabelle4.B1" office:value-type="string">
            <text:p text:style-name="P29">Description</text:p>
          </table:table-cell>
        </table:table-row>
        <table:table-row>
          <table:table-cell table:style-name="Tabelle4.A11" office:value-type="string">
            <text:p text:style-name="P28"><text:alphabetical-index-mark-start text:id="IMark1907581711032"/>&amp;Path<text:alphabetical-index-mark-end text:id="IMark1907581711032"/>(your_path)</text:p>
          </table:table-cell>
          <table:table-cell table:style-name="Tabelle4.B10"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11" office:value-type="string">
            <text:p text:style-name="Table_20_Contents"><text:alphabetical-index-mark-start text:id="IMark1907581711032"/>POST<text:alphabetical-index-mark-end text:id="IMark1907581711032"/></text:p>
          </table:table-cell>
          <table:table-cell table:style-name="Tabelle4.B10" office:value-type="string">
            <text:p text:style-name="Table_20_Contents">Indicates that the following method will answer to a <text:alphabetical-index-mark-start text:id="IMark1907581711032"/>HTTP POST<text:alphabetical-index-mark-end text:id="IMark1907581711032"/> request.</text:p>
            <text:p text:style-name="Table_20_Contents">In REST, POST updates an existing resource or creates a new resource.</text:p>
          </table:table-cell>
        </table:table-row>
        <table:table-row>
          <table:table-cell table:style-name="Tabelle4.A11" office:value-type="string">
            <text:p text:style-name="Table_20_Contents"><text:alphabetical-index-mark-start text:id="IMark1907581708152"/>GET<text:alphabetical-index-mark-end text:id="IMark1907581708152"/></text:p>
          </table:table-cell>
          <table:table-cell table:style-name="Tabelle4.B10" office:value-type="string">
            <text:p text:style-name="Table_20_Contents">Indicates that the following method will answer to a <text:alphabetical-index-mark-start text:id="IMark1907581711032"/>HTTP GET<text:alphabetical-index-mark-end text:id="IMark1907581711032"/>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11" office:value-type="string">
            <text:p text:style-name="Table_20_Contents"><text:alphabetical-index-mark-start text:id="IMark1907581707288"/>PUT<text:alphabetical-index-mark-end text:id="IMark1907581707288"/></text:p>
          </table:table-cell>
          <table:table-cell table:style-name="Tabelle4.B10" office:value-type="string">
            <text:p text:style-name="Table_20_Contents">Indicates that the following method will answer to a <text:alphabetical-index-mark-start text:id="IMark1907581711128"/>HTTP PUT<text:alphabetical-index-mark-end text:id="IMark1907581711128"/> request.</text:p>
            <text:p text:style-name="Table_20_Contents">PUT creates a new resource, must also be idempotent.</text:p>
          </table:table-cell>
        </table:table-row>
        <table:table-row>
          <table:table-cell table:style-name="Tabelle4.A11" office:value-type="string">
            <text:p text:style-name="Table_20_Contents"><text:alphabetical-index-mark-start text:id="IMark1907581711032"/>DELETE<text:alphabetical-index-mark-end text:id="IMark1907581711032"/></text:p>
          </table:table-cell>
          <table:table-cell table:style-name="Tabelle4.B10" office:value-type="string">
            <text:p text:style-name="Table_20_Contents">Indicates that the following method will answer to a <text:alphabetical-index-mark-start text:id="IMark1907581708056"/>HTTP DELETE<text:alphabetical-index-mark-end text:id="IMark1907581708056"/> request.</text:p>
            <text:p text:style-name="Table_20_Contents">DELETE removes the resources. The operations are idempotent, they can get repeated without leading to different results.</text:p>
          </table:table-cell>
        </table:table-row>
        <table:table-row>
          <table:table-cell table:style-name="Tabelle4.A11" office:value-type="string">
            <text:p text:style-name="Table_20_Contents"><text:alphabetical-index-mark-start text:id="IMark1907581711032"/>PATCH<text:alphabetical-index-mark-end text:id="IMark1907581711032"/></text:p>
          </table:table-cell>
          <table:table-cell table:style-name="Tabelle4.B10" office:value-type="string">
            <text:p text:style-name="Table_20_Contents">Indicates that the following method will answer to a <text:alphabetical-index-mark-start text:id="IMark1907581706424"/>HTTP PATCH<text:alphabetical-index-mark-end text:id="IMark1907581706424"/> request (RFC 5789).</text:p>
            <text:p text:style-name="Table_20_Contents">PATCH updates a resource.</text:p>
          </table:table-cell>
        </table:table-row>
        <table:table-row>
          <table:table-cell table:style-name="Tabelle4.A11" office:value-type="string">
            <text:p text:style-name="Table_20_Contents"><text:alphabetical-index-mark-start text:id="IMark1907581711032"/>HEAD<text:alphabetical-index-mark-end text:id="IMark1907581711032"/></text:p>
          </table:table-cell>
          <table:table-cell table:style-name="Tabelle4.B10" office:value-type="string">
            <text:p text:style-name="Table_20_Contents">Indicates that the following method will answer to a <text:alphabetical-index-mark-start text:id="IMark1907581707288"/>HTTP HEAD<text:alphabetical-index-mark-end text:id="IMark1907581707288"/>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1907581706424"/>OPTIONS<text:alphabetical-index-mark-end text:id="IMark1907581706424"/></text:p>
          </table:table-cell>
          <table:table-cell table:style-name="Tabelle4.B10" office:value-type="string">
            <text:p text:style-name="Table_20_Contents">Indicates that the following method will answer to a <text:alphabetical-index-mark-start text:id="IMark1907581708152"/>HTTP OPTIONS<text:alphabetical-index-mark-end text:id="IMark1907581708152"/>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1907581706808"/>&amp;Produces<text:alphabetical-index-mark-end text:id="IMark1907581706808"/>(type)</text:p>
          </table:table-cell>
          <table:table-cell table:style-name="Tabelle4.B10" office:value-type="string">
            <text:p text:style-name="Table_20_Contents">Produces defines which <text:alphabetical-index-mark-start text:id="IMark1907581711032"/>MIME type<text:alphabetical-index-mark-end text:id="IMark1907581711032"/> is delivered by a method annotated with GET.</text:p>
          </table:table-cell>
        </table:table-row>
        <table:table-row>
          <table:table-cell table:style-name="Tabelle4.A11" office:value-type="string">
            <text:p text:style-name="Table_20_Contents"><text:alphabetical-index-mark-start text:id="IMark1907581711032"/>&amp;Consumes<text:alphabetical-index-mark-end text:id="IMark1907581711032"/>(type)</text:p>
          </table:table-cell>
          <table:table-cell table:style-name="Tabelle4.B11" office:value-type="string">
            <text:p text:style-name="Table_20_Contents">Consumes defines which <text:alphabetical-index-mark-start text:id="IMark1907581706424"/>MIME type<text:alphabetical-index-mark-end text:id="IMark1907581706424"/>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Path Parameters</text:h>
      <text:p text:style-name="Text_20_body">The framework supports <text:alphabetical-index-mark-start text:id="IMark1907581711128"/>path parameters<text:alphabetical-index-mark-end text:id="IMark1907581711128"/>:</text:p>
      <text:p text:style-name="P38"><text:span text:style-name="T44">Code ex</text:span>ample</text:p>
      <text:p text:style-name="SourceCode"><text:span text:style-name="Source_20_Text">&amp;Path('orders/</text:span><text:span text:style-name="Source_20_Text"><text:span text:style-name="T28">{</text:span></text:span><text:span text:style-name="Source_20_Text"><text:span text:style-name="T13">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7">Multiple path parameters</text:span></text:span> are supported. A URI pattern request for a specific order line in an order could be configured as:</text:p>
      <text:p text:style-name="P38"><text:span text:style-name="T44">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span text:style-name="T4"/></text:span></text:p>
      <text:p text:style-name="Text_20_body"><text:span text:style-name="Source_20_Text"><text:span text:style-name="T4">or</text:span></text:span></text:p>
      <text:p text:style-name="P38"><text:span text:style-name="Source_20_Text"><text:span text:style-name="T10">Code ex</text:span></text:span><text:span text:style-name="Source_20_Text"><text:span text:style-name="T4">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HTML Forms</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38"><text:span text:style-name="T44">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38"><text:span text:style-name="T44">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Multiple Resource Representations</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Example</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1907581711032"/>text/html<text:alphabetical-index-mark-end text:id="IMark1907581711032"/>”</text:p>
      <text:p text:style-name="Text_20_body">The first handler will respond with MIME type text/html. This is the MIME type which usually will be requested by a HTML client (web browser).</text:p>
      <text:p text:style-name="P38"><text:span text:style-name="T44">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4">Handler for MIME type “</text:span></text:span><text:alphabetical-index-mark-start text:id="IMark1907581706616"/><text:span text:style-name="Source_20_Text"><text:span text:style-name="T4">application/xml</text:span></text:span><text:alphabetical-index-mark-end text:id="IMark1907581706616"/><text:span text:style-name="Source_20_Text"><text:span text:style-name="T4">”</text:span></text:span></text:p>
      <text:p text:style-name="Text_20_body"><text:span text:style-name="Source_20_Text"><text:span text:style-name="T4">The second handler responds with MIME type application/xml.</text:span></text:span></text:p>
      <text:p text:style-name="P38"><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4"/></text:span></text:p>
      <text:p text:style-name="Heading_20_4"><text:span text:style-name="Source_20_Text"><text:span text:style-name="T4">Handler for MIME type “</text:span></text:span><text:alphabetical-index-mark-start text:id="IMark1907581711032"/><text:span text:style-name="Source_20_Text"><text:span text:style-name="T4">application/json</text:span></text:span><text:alphabetical-index-mark-end text:id="IMark1907581711032"/><text:span text:style-name="Source_20_Text"><text:span text:style-name="T4">”</text:span></text:span></text:p>
      <text:p text:style-name="Text_20_body"><text:span text:style-name="Source_20_Text"><text:span text:style-name="T4">The third handler responds with MIME type application/json.</text:span></text:span></text:p>
      <text:p text:style-name="P38"><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oft-page-break/><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Example for PATCH</text:h>
      <text:p text:style-name="Standard">This example code from the unit tests configures a component for <text:alphabetical-index-mark-start text:id="IMark1907581711992"/>HTTP PATCH<text:alphabetical-index-mark-end text:id="IMark1907581711992"/>:</text:p>
      <text:p text:style-name="P38"><text:span text:style-name="T44">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38"><text:span text:style-name="T44">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Example for OPTIONS</text:h>
      <text:p text:style-name="Standard">This example code from the unit tests configures a component for <text:alphabetical-index-mark-start text:id="IMark1907581711992"/>HTTP OPTIONS<text:alphabetical-index-mark-end text:id="IMark1907581711992"/>. It sets the “Allow” response header to '<text:span text:style-name="Source_20_Text">OPTIONS, GET, POST</text:span>':</text:p>
      <text:p text:style-name="P38"><text:soft-page-break/><text:span text:style-name="T44">Code ex</text:span>ample</text:p>
      <text:p text:style-name="SourceCode">procedure TOptionsRestful.Init(const Config: IWebComponentConfig);</text:p>
      <text:p text:style-name="SourceCode">begin</text:p>
      <text:p text:style-name="SourceCode"><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38"><text:span text:style-name="T44">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CRUD web application example</text:h>
      <text:p text:style-name="Standard">The folder demo/restful-crud contains a web application which allows to edit a list of 'TPerson' object.</text:p>
      <text:h text:style-name="Heading_20_3" text:outline-level="3">Configuration code</text:h>
      <text:p text:style-name="P38"><text:span text:style-name="T44">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oft-page-break/><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Screenshots</text:h>
      <text:p text:style-name="Standard"><draw:frame draw:style-name="fr9" draw:name="Grafik6" text:anchor-type="paragraph" svg:x="0.106cm" svg:y="0.118cm" svg:width="7.567cm" svg:height="5.491cm" draw:z-index="1"><draw:image xlink:href="Pictures/10000000000001EC000001650F00029B3931314F.png" xlink:type="simple" xlink:show="embed" xlink:actuate="onLoad" loext:mime-type="image/png"/></draw:frame><draw:frame draw:style-name="fr9" draw:name="Grafik7" text:anchor-type="paragraph" svg:x="7.872cm" svg:y="0.118cm" svg:width="9.523cm" svg:height="4.826cm" draw:z-index="2"><draw:image xlink:href="Pictures/10000000000002A5000001579D0122E7A98FA856.png" xlink:type="simple" xlink:show="embed" xlink:actuate="onLoad" loext:mime-type="image/png"/></draw:frame></text:p>
      <text:h text:style-name="Heading_20_2" text:outline-level="2">References</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hird-Party Product Licenses</text:h>
      <text:h text:style-name="Heading_20_3" text:outline-level="3">Internet Direct (Indy)</text:h>
      <text:p text:style-name="P14">Indy will be compiled into applications built with <text:title>Daraja Framework</text:title>, this means that the Indy license applies to your application.</text:p>
      <text:p text:style-name="P14"><text:span text:style-name="T38">L</text:span>icense information <text:span text:style-name="T38">for Indy </text:span>can be found at <text:a xlink:type="simple" xlink:href="http://www.indyproject.org/License/index.aspx" text:style-name="Internet_20_link" text:visited-style-name="Visited_20_Internet_20_Link">http://www.indyproject.org/License/index.aspx</text:a></text:p>
      <text:h text:style-name="Heading_20_3" text:outline-level="3">Twitter Bootstrap</text:h>
      <text:p text:style-name="P11">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Index</text:h>
      <text:alphabetical-index text:style-name="Sect2" text:protected="true" text:name="Stichwortverzeichnis1">
        <text:alphabetical-index-source text:main-entry-style-name="Main_20_index_20_entry" text:use-keys-as-entries="true" text:capitalize-entries="true" text:sort-algorithm="alphanumeric" fo:language="en" fo:country="GB">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49">Application/json<text:tab/>59</text:p>
          <text:p text:style-name="P49">Application/xml<text:tab/>59</text:p>
          <text:p text:style-name="P49">CharSet<text:tab/>21, 26p.</text:p>
          <text:p text:style-name="P49">Conditional symbols<text:tab/>19</text:p>
          <text:p text:style-name="P49">Conditional Symbols<text:tab/>19</text:p>
          <text:p text:style-name="P49">Configuration<text:tab/>24p., 38, 41</text:p>
          <text:p text:style-name="P49">ContentText<text:tab/>21, 26p.</text:p>
          <text:p text:style-name="P49">ContentType<text:tab/>21, 26p.</text:p>
          <text:p text:style-name="P49">Context<text:tab/>22pp., 31, 39</text:p>
          <text:p text:style-name="P49">DARAJA_LOGGING<text:tab/>41</text:p>
          <text:p text:style-name="P49">DELETE<text:tab/>56</text:p>
          <text:p text:style-name="P49">Destroy<text:tab/>21</text:p>
          <text:p text:style-name="P49">Development mode<text:tab/>19</text:p>
          <text:p text:style-name="P49">DjGlobal<text:tab/>27</text:p>
          <text:p text:style-name="P49">EidHTTPProtocolException<text:tab/>43</text:p>
          <text:p text:style-name="P49">EUnitTestException<text:tab/>43</text:p>
          <text:p text:style-name="P49">EWebComponentException<text:tab/>43</text:p>
          <text:p text:style-name="P49">Exception stack traces<text:tab/>36</text:p>
          <text:p text:style-name="P49">Exceptions<text:tab/>36p., 43</text:p>
          <text:p text:style-name="P49">Free Pascal<text:tab/>17</text:p>
          <text:p text:style-name="P49">GET<text:tab/>56</text:p>
          <text:p text:style-name="P49">GetInitParameter<text:tab/>24p.</text:p>
          <text:p text:style-name="P49">GetInitParameterNames<text:tab/>25</text:p>
          <text:p text:style-name="P49">HEAD<text:tab/>56</text:p>
          <text:p text:style-name="P49">HTML Encoding<text:tab/>27</text:p>
          <text:p text:style-name="P49">HTMLEncode<text:tab/>27</text:p>
          <text:p text:style-name="P49">HTTP<text:tab/>21, 29</text:p>
          <text:p text:style-name="P49">HTTP DELETE<text:tab/>56</text:p>
          <text:p text:style-name="P49">HTTP GET<text:tab/>56</text:p>
          <text:p text:style-name="P49">HTTP HEAD<text:tab/>56</text:p>
          <text:p text:style-name="P49">HTTP OPTIONS<text:tab/>56, 60</text:p>
          <text:p text:style-name="P49">HTTP PATCH<text:tab/>56, 60</text:p>
          <text:p text:style-name="P49">HTTP POST<text:tab/>56</text:p>
          <text:p text:style-name="P49">HTTP PUT<text:tab/>56</text:p>
          <text:p text:style-name="P49">HTTPServer<text:tab/>38</text:p>
          <text:p text:style-name="P49">Init<text:tab/>21</text:p>
          <text:p text:style-name="P49">Interceptor<text:tab/>38</text:p>
          <text:p text:style-name="P49">Logging<text:tab/>19</text:p>
          <text:p text:style-name="P49">MadExcept<text:tab/>19, 36</text:p>
          <text:p text:style-name="P49">MADEXCEPT<text:tab/>36</text:p>
          <text:p text:style-name="P49">Mapping rules<text:tab/>23</text:p>
          <text:p text:style-name="P49">MaxConnections<text:tab/>38</text:p>
          <text:p text:style-name="P49">MIME type<text:tab/>56</text:p>
          <text:p text:style-name="P49">Multi-threaded<text:tab/>29, 31</text:p>
          <text:p text:style-name="P49">Multi-threading<text:tab/>28</text:p>
          <text:p text:style-name="P49">Ods<text:tab/>21</text:p>
          <text:p text:style-name="P49">OnGet<text:tab/>21, 29</text:p>
          <text:p text:style-name="P49">OnPost<text:tab/>21, 29</text:p>
          <text:p text:style-name="P49">OPTIONS<text:tab/>56</text:p>
          <text:p text:style-name="P49">Other optional units<text:tab/>48</text:p>
          <text:p text:style-name="P49">PATCH<text:tab/>56</text:p>
          <text:p text:style-name="P49">Path Mapping<text:tab/>23</text:p>
          <text:p text:style-name="P49">Path parameters<text:tab/>57</text:p>
          <text:p text:style-name="P49">POST<text:tab/>56</text:p>
          <text:p text:style-name="P49">PUT<text:tab/>56</text:p>
          <text:p text:style-name="P49">Request<text:tab/>21, 29pp.</text:p>
          <text:p text:style-name="P49">Resource path mapping<text:tab/>22</text:p>
          <text:p text:style-name="P49">Resources<text:tab/>22</text:p>
          <text:p text:style-name="P49">Response<text:tab/>21, 29</text:p>
          <text:p text:style-name="P49">REST<text:tab/>56</text:p>
          <text:p text:style-name="P49">SetInitParameter<text:tab/>25</text:p>
          <text:p text:style-name="P49">SetShutdownHook<text:tab/>49</text:p>
          <text:p text:style-name="P49">Setting parameters of a context<text:tab/>25</text:p>
          <text:p text:style-name="P49">Setting parameters of a web component<text:tab/>24</text:p>
          <text:p text:style-name="P49">ShutdownHelper<text:tab/>49</text:p>
          <text:p text:style-name="P49">Special characters<text:tab/>27</text:p>
          <text:p text:style-name="P49">Static resource<text:tab/>22p.</text:p>
          <text:p text:style-name="P49">Static resource folder<text:tab/>45</text:p>
          <text:p text:style-name="P49"><text:soft-page-break/>Support<text:tab/>23, 36p., 41</text:p>
          <text:p text:style-name="P49">TdjDefaultWebComponent<text:tab/>45</text:p>
          <text:p text:style-name="P49">TdjHTTPConnector<text:tab/>38</text:p>
          <text:p text:style-name="P49">TdjNCSALogHandler<text:tab/>46</text:p>
          <text:p text:style-name="P49">TdjRequest<text:tab/>21, 24pp., 29</text:p>
          <text:p text:style-name="P49">TdjResponse<text:tab/>21, 24pp., 29</text:p>
          <text:p text:style-name="P49">TdjRestfulComponent<text:tab/>54</text:p>
          <text:p text:style-name="P49">TdjWebAppContext<text:tab/>22</text:p>
          <text:p text:style-name="P49">TdjWebComponent<text:tab/>21, 29</text:p>
          <text:p text:style-name="P49">Text/html<text:tab/>59</text:p>
          <text:p text:style-name="P49">TMyWebPage<text:tab/>21, 29</text:p>
          <text:p text:style-name="P49">Utf-8<text:tab/>21, 26p.</text:p>
          <text:p text:style-name="P49">UTF-8<text:tab/>26</text:p>
          <text:p text:style-name="P49"><text:tab/>21, 29</text:p>
          <text:p text:style-name="P49">&amp;Consumes<text:tab/>56</text:p>
          <text:p text:style-name="P49">&amp;Path<text:tab/>56</text:p>
          <text:p text:style-name="P49">&amp;Produces<text:tab/>56</text:p>
        </text:index-body>
      </text:alphabetical-index>
      <text:p text:style-name="Standard"/>
      <text:p text:style-name="P2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4">Conditional symbols<text:tab/>19</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5">Illustration 1: Hello world example<text:tab/>8</text:p>
          <text:p text:style-name="P45">Illustration 2: HTTP session example<text:tab/>11</text:p>
          <text:p text:style-name="P45">Illustration 3: Fibonacci calculation result as plain text<text:tab/>15</text:p>
          <text:p text:style-name="P45">Illustration 4: Fibonacci calculation result as HTML<text:tab/>15</text:p>
          <text:p text:style-name="P45">Illustration 5: Exception stack trace with madExcept<text:tab/>36</text:p>
          <text:p text:style-name="P45">Illustration 6: Exception stack trace with JclDebug<text:tab/>37</text:p>
          <text:p text:style-name="P45">Illustration 7: Debugger Exception Notification<text:tab/>43</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Verdana"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loext: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loext:contextual-spacing="false" style:page-number="auto" fo:break-before="page" fo:keep-with-next="always"/>
      <style:text-properties fo:color="#0000ff" style:font-name="Exo 2" fo:font-family="'Exo 2'" style:font-style-name="Fett" style:font-family-generic="modern"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top="0cm" fo:margin-bottom="0.409cm" loext:contextual-spacing="false" style:page-number="auto" fo:break-before="page" fo:background-color="transparent" fo:padding="0.101cm" fo:border-left="none" fo:border-right="none" fo:border-top="0.51pt solid #000000" fo:border-bottom="none" style:shadow="none" fo:keep-with-next="always">
        <style:tab-stops/>
      </style:paragraph-properties>
      <style:text-properties style:font-name="Exo 2" fo:font-family="'Exo 2'" style:font-style-name="Fett" style:font-family-generic="moder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loext:contextual-spacing="false" fo:background-color="transparent" fo:keep-with-next="always"/>
      <style:text-properties style:font-name="Exo 2" fo:font-family="'Exo 2'" style:font-style-name="Fett" style:font-family-generic="moder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Exo 2" fo:font-family="'Exo 2'" style:font-style-name="Fett" style:font-family-generic="modern"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1" fo:font-family="Verdana" style:font-name-complex="Tahoma1" style:font-family-complex="Tahoma"/>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text-properties style:font-name="Exo 2" fo:font-family="'Exo 2'" style:font-style-name="Fett" style:font-family-generic="modern" style:font-pitch="variable" fo:font-size="10.5pt" fo:font-weight="normal"/>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1" fo:font-family="Verdana"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1"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loext: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style:font-name="Consolas" fo:font-family="Consolas" style:font-style-name="Fett" style:font-family-generic="modern" style:font-pitch="fixed" fo:font-size="9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1" fo:font-family="Consolas" style:font-style-name="Standard" style:font-family-generic="modern" style:font-pitch="fixed" fo:font-size="9pt" fo:font-weight="normal" style:font-weight-asian="normal" style:font-name-complex="Courier New1"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loext: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loext: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loext: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fo:font-family="'Lucida Console'" style:font-family-generic="modern"/>
    </style:style>
    <style:style style:name="RTF_5f_Num_20_2_20_1" style:display-name="RTF_Num 2 1" style:family="text">
      <style:text-properties style:font-name="Symbol1"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style:font-name="Consolas2"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MP2" style:family="paragraph" style:parent-style-name="Header">
      <style:paragraph-properties>
        <style:tab-stops>
          <style:tab-stop style:position="1.67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Exo 21" fo:font-style="normal" style:font-style-asian="normal" style:font-style-complex="normal"/>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2"><text:chapter text:display="name" text:outline-level="1"/></text:span><text:tab/><text:span text:style-name="MT2"><text:page-number text:select-page="current">3</text:page-number></text:span></text:p>
      </style:header>
      <style:header-left>
        <text:p text:style-name="MP2"><text:page-number text:select-page="current">6</text:page-number><text:tab/><text:title>Daraja Framework</text:title> <text:keywords>2.0</text:keywords></text:p>
      </style:header-left>
    </style:master-page>
    <style:master-page style:name="HTML" style:page-layout-name="Mpm2">
      <style:footer>
        <text:p text:style-name="Footer"/>
      </style:footer>
    </style:master-page>
    <style:master-page style:name="First_20_Page" style:display-name="First Page" style:page-layout-name="Mpm3"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Michael Justin</meta:initial-creator>
    <meta:creation-date>2007-10-03T18:31:29</meta:creation-date>
    <dc:date>2019-05-26T12:46:01.521000000</dc:date>
    <meta:editing-cycles>1689</meta:editing-cycles>
    <meta:editing-duration>P4DT12H30M51S</meta:editing-duration>
    <dc:title>Daraja Framework</dc:title>
    <meta:keyword>2.0</meta:keyword>
    <meta:document-statistic meta:table-count="2" meta:image-count="10" meta:object-count="0" meta:page-count="68" meta:paragraph-count="1141" meta:word-count="6576" meta:character-count="48816" meta:non-whitespace-character-count="42227"/>
    <meta:user-defined meta:name="Info 1"/>
    <meta:user-defined meta:name="Info 2"/>
    <meta:user-defined meta:name="Info 3"/>
    <meta:user-defined meta:name="Info 4"/>
  </office:meta>
</office:document-meta>
</file>